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Pictures/100000000000001D000000480F39E835.png" manifest:media-type="image/png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layout-cache" manifest:media-type="application/binary"/>
  <manifest:file-entry manifest:full-path="manifest.rdf" manifest:media-type="application/rdf+xml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content.xml" manifest:media-type="text/xml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Thumbnails/thumbnail.png" manifest:media-type="image/png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styles.xml" manifest:media-type="text/xml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Arial3" svg:font-family="Arial" style:font-family-generic="swiss"/>
    <style:font-face style:name="Arial2" svg:font-family="Arial" style:font-adornments="Regular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6.373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3.815cm"/>
        </style:tab-stops>
      </style:paragraph-properties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>
        <style:tab-stops>
          <style:tab-stop style:position="3.815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24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26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Arial1" fo:font-size="24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sub 58%" style:font-name="Arial1" fo:font-size="24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Arial1" fo:font-size="26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sub 58%" style:font-name="Arial1" fo:font-size="26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font-name="Arial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sub 58%" style:font-name="Arial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15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3.4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5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3.5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3.17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4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3.0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79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6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="Arrow" draw:marker-start-width="0.199cm" draw:marker-start-center="false" draw:marker-end="" draw:marker-end-width="0.199cm" draw:marker-end-center="false" draw:fill="none" draw:fill-color="#ffffff" draw:textarea-horizontal-align="justify" fo:min-height="2.0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7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102cm" svg:stroke-color="#000000" draw:marker-start="" draw:marker-start-width="0.199cm" draw:marker-start-center="false" draw:marker-end="Arrow" draw:marker-end-width="0.305cm" draw:marker-end-center="false" draw:fill="none" draw:fill-color="#729fcf" draw:textarea-horizontal-align="justify" draw:textarea-vertical-align="middle" fo:padding-top="0.176cm" fo:padding-bottom="0.176cm" fo:padding-left="0.302cm" fo:padding-right="0.302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.102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905cm" fo:padding-top="0.176cm" fo:padding-bottom="0.176cm" fo:padding-left="0.302cm" fo:padding-right="0.302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.102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3.584cm" fo:padding-top="0.176cm" fo:padding-bottom="0.176cm" fo:padding-left="0.302cm" fo:padding-right="0.302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htävä 1.</text:p>
      <text:p text:style-name="Standard"/>
      <text:p text:style-name="Standard"><draw:frame draw:style-name="fr1" draw:name="Object1" text:anchor-type="as-char" svg:y="-0.377cm" svg:width="1.685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draw:frame draw:style-name="fr1" draw:name="Object2" text:anchor-type="as-char" svg:y="-0.377cm" svg:width="1.819cm" svg:height="0.533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Standard"/>
      <text:p text:style-name="Standard"><draw:frame draw:style-name="fr1" draw:name="Object3" text:anchor-type="as-char" svg:y="-0.377cm" svg:width="1.647cm" svg:height="0.469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Standard"/>
      <text:p text:style-name="Standard"><draw:frame draw:style-name="fr1" draw:name="Object4" text:anchor-type="as-char" svg:y="-0.377cm" svg:width="1.877cm" svg:height="0.469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Standard"/>
      <text:p text:style-name="Standard"><draw:frame draw:style-name="fr1" draw:name="Object5" text:anchor-type="as-char" svg:y="-0.377cm" svg:width="1.803cm" svg:height="0.469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Standard"/>
      <text:p text:style-name="Standard"><draw:frame draw:style-name="fr1" draw:name="Object9" text:anchor-type="as-char" svg:y="-0.377cm" svg:width="1.829cm" svg:height="0.533cm" draw:z-index="5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Standard"><draw:frame draw:style-name="fr1" draw:name="Object16" text:anchor-type="as-char" svg:y="-0.623cm" svg:width="6.652cm" svg:height="1.065cm" draw:z-index="6"><draw:object xlink:href="./Object 16" xlink:type="simple" xlink:show="embed" xlink:actuate="onLoad"/><draw:image xlink:href="./ObjectReplacements/Object 16" xlink:type="simple" xlink:show="embed" xlink:actuate="onLoad"/></draw:frame></text:p>
      <text:p text:style-name="Standard"/>
      <text:p text:style-name="Standard"><draw:frame draw:style-name="fr1" draw:name="Object10" text:anchor-type="as-char" svg:y="-0.386cm" svg:width="5.362cm" svg:height="0.542cm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Standard"/>
      <text:p text:style-name="Standard"><draw:frame draw:style-name="fr1" draw:name="Object15" text:anchor-type="as-char" svg:y="-0.377cm" svg:width="1.829cm" svg:height="0.533cm" draw:z-index="8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Standard"/>
      <text:p text:style-name="Standard">Rinnankytketyt impedanssit:</text:p>
      <text:p text:style-name="Standard"/>
      <text:p text:style-name="Standard"><draw:frame draw:style-name="fr1" draw:name="Object8" text:anchor-type="as-char" svg:y="-0.683cm" svg:width="2.866cm" svg:height="1.125cm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Standard"><draw:frame draw:style-name="fr1" draw:name="Object17" text:anchor-type="as-char" svg:y="-0.683cm" svg:width="7.056cm" svg:height="1.102cm" draw:z-index="1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Standard"/>
      <text:p text:style-name="Standard"><draw:frame draw:style-name="fr1" draw:name="Object19" text:anchor-type="as-char" svg:y="-0.439cm" svg:width="7.422cm" svg:height="0.531cm" draw:z-index="11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Standard"/>
      <text:p text:style-name="Standard"><draw:frame draw:style-name="fr1" draw:name="Object18" text:anchor-type="as-char" svg:y="-0.623cm" svg:width="1.235cm" svg:height="1.002cm" draw:z-index="12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Standard"/>
      <text:p text:style-name="Standard"><draw:frame draw:style-name="fr1" draw:name="Object20" text:anchor-type="as-char" svg:y="-0.623cm" svg:width="12.647cm" svg:height="1.002cm" draw:z-index="13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Standard"/>
      <text:p text:style-name="Standard">Käämin impedanssi kulmamuodossa:</text:p>
      <text:p text:style-name="Standard"/>
      <text:p text:style-name="Standard"><draw:frame draw:style-name="fr1" draw:name="Object21" text:anchor-type="as-char" svg:y="-0.483cm" svg:width="6.052cm" svg:height="0.605cm" draw:z-index="14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Standard"><draw:frame draw:style-name="fr1" draw:name="Object23" text:anchor-type="as-char" svg:y="-0.377cm" svg:width="2.976cm" svg:height="0.469cm" draw:z-index="15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Standard"/>
      <text:p text:style-name="Standard"><draw:frame draw:style-name="fr1" draw:name="Object25" text:anchor-type="as-char" svg:y="-0.623cm" svg:width="7.043cm" svg:height="1.002cm" draw:z-index="1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Standard"/>
      <text:p text:style-name="Standard">Kulma:</text:p>
      <text:p text:style-name="Standard"/>
      <text:p text:style-name="Standard"><draw:frame draw:style-name="fr1" draw:name="Object22" text:anchor-type="as-char" svg:y="-0.661cm" svg:width="5.002cm" svg:height="1.132cm" draw:z-index="17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Standard"><draw:frame draw:style-name="fr1" draw:name="Object24" text:anchor-type="as-char" svg:y="-0.439cm" svg:width="2.485cm" svg:height="0.547cm" draw:z-index="18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Standard">Virta on tällöin vastakulman eli vaiheessa -51.5 astetta.</text:p>
      <text:p text:style-name="P3"/>
      <text:p text:style-name="Standard"><draw:g text:anchor-type="paragraph" draw:z-index="21" draw:style-name="gr1"><draw:line draw:style-name="gr2" draw:text-style-name="P5" svg:x1="3.556cm" svg:y1="-0.001cm" svg:x2="13.97cm" svg:y2="-0.001cm"><text:p/></draw:line><draw:line draw:style-name="gr2" draw:text-style-name="P5" svg:x1="3.556cm" svg:y1="13.334cm" svg:x2="14.224cm" svg:y2="13.334cm"><text:p/></draw:line><draw:frame draw:style-name="gr3" draw:text-style-name="P5" svg:width="2.176cm" svg:height="3.269cm" svg:x="2.286cm" svg:y="2.192cm"><draw:image xlink:href="Pictures/100000000000001D000000480F39E835.png" xlink:type="simple" xlink:show="embed" xlink:actuate="onLoad"><text:p/></draw:image></draw:frame><draw:path draw:style-name="gr2" draw:text-style-name="P5" svg:width="0.318cm" svg:height="2.554cm" svg:x="3.572cm" svg:y="0.021cm" svg:viewBox="0 0 319 2555" svg:d="m0 0c71 467 62 945 0 1414v456l45 502 274 183"><text:p/></draw:path><draw:line draw:style-name="gr2" draw:text-style-name="P5" svg:x1="3.683cm" svg:y1="5.333cm" svg:x2="3.683cm" svg:y2="13.334cm"><text:p/></draw:line><draw:custom-shape draw:style-name="gr4" draw:text-style-name="P5" svg:width="2.668cm" svg:height="2.541cm" svg:x="12.7cm" svg:y="2.6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" draw:text-style-name="P5" svg:x1="7.62cm" svg:y1="-0.001cm" svg:x2="7.62cm" svg:y2="2.412cm"><text:p/></draw:line><draw:line draw:style-name="gr2" draw:text-style-name="P5" svg:x1="7.62cm" svg:y1="5.333cm" svg:x2="7.62cm" svg:y2="13.334cm"><text:p/></draw:line><draw:custom-shape draw:style-name="gr4" draw:text-style-name="P5" svg:width="1.398cm" svg:height="2.922cm" svg:x="6.95cm" svg:y="2.422cm"><text:p/><draw:enhanced-geometry svg:viewBox="0 0 21600 21600" draw:type="rectangle" draw:enhanced-path="M 0 0 L 21600 0 21600 21600 0 21600 0 0 Z N"/></draw:custom-shape><draw:line draw:style-name="gr2" draw:text-style-name="P5" svg:x1="14.097cm" svg:y1="-0.001cm" svg:x2="14.097cm" svg:y2="2.666cm"><text:p/></draw:line><draw:line draw:style-name="gr2" draw:text-style-name="P5" svg:x1="14.097cm" svg:y1="13.334cm" svg:x2="14.097cm" svg:y2="5.206cm"><text:p/></draw:line><draw:path draw:style-name="gr2" draw:text-style-name="P5" svg:width="1.693cm" svg:height="0.958cm" svg:x="13.208cm" svg:y="3.485cm" svg:viewBox="0 0 1694 959" svg:d="m127 566c-541-649 827-817 684-91-140 710 1033 591 867-46v-45"><text:p/></draw:path><draw:frame draw:style-name="gr5" draw:text-style-name="P7" svg:width="3.684cm" svg:height="2.41cm" svg:x="8.509cm" svg:y="2.667cm"><draw:text-box><text:p text:style-name="P6"><text:span text:style-name="T1">10 Ohm</text:span></text:p></draw:text-box></draw:frame><draw:frame draw:style-name="gr6" draw:text-style-name="P7" svg:width="3.684cm" svg:height="2.541cm" svg:x="0cm" svg:y="1.397cm"><draw:text-box><text:p text:style-name="P6"><text:span text:style-name="T1">25 Ohm</text:span></text:p></draw:text-box></draw:frame><draw:frame draw:style-name="gr5" draw:text-style-name="P7" svg:width="3.684cm" svg:height="2.41cm" svg:x="0.508cm" svg:y="2.289cm"><draw:text-box><text:p text:style-name="P6"><text:span text:style-name="T1">0.1H</text:span></text:p></draw:text-box></draw:frame><draw:frame draw:style-name="gr7" draw:text-style-name="P7" svg:width="4.142cm" svg:height="3.68cm" svg:x="15.113cm" svg:y="2.413cm"><draw:text-box><text:p text:style-name="P6"><text:span text:style-name="T1">100V/50Hz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Tehtävä 2.</text:p>
      <text:p text:style-name="Standard"/>
      <text:p text:style-name="Standard"><draw:frame draw:style-name="fr1" draw:name="Object26" text:anchor-type="as-char" svg:y="-0.439cm" svg:width="4.373cm" svg:height="0.594cm" draw:z-index="19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Standard"/>
      <text:p text:style-name="Standard"><draw:frame draw:style-name="fr1" draw:name="Object27" text:anchor-type="as-char" svg:y="-0.386cm" svg:width="4.022cm" svg:height="0.542cm" draw:z-index="2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Standard"><draw:frame draw:style-name="fr1" draw:name="Object6" text:anchor-type="as-char" svg:y="-0.386cm" svg:width="2.524cm" svg:height="0.542cm" draw:z-index="22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Standard"/>
      <text:p text:style-name="Standard"><draw:frame draw:style-name="fr1" draw:name="Object7" text:anchor-type="as-char" svg:y="-0.386cm" svg:width="3.134cm" svg:height="0.542cm" draw:z-index="24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Standard"/>
      <text:p text:style-name="Standard"><draw:frame draw:style-name="fr1" draw:name="Object11" text:anchor-type="as-char" svg:y="-0.377cm" svg:width="1.164cm" svg:height="0.533cm" draw:z-index="25"><draw:object xlink:href="./Object 11" xlink:type="simple" xlink:show="embed" xlink:actuate="onLoad"/><draw:image xlink:href="./ObjectReplacements/Object 11" xlink:type="simple" xlink:show="embed" xlink:actuate="onLoad"/><svg:desc>formula</svg:desc></draw:frame> <draw:frame draw:style-name="fr1" draw:name="Object12" text:anchor-type="as-char" svg:y="-0.377cm" svg:width="1.386cm" svg:height="0.533cm" draw:z-index="26"><draw:object xlink:href="./Object 12" xlink:type="simple" xlink:show="embed" xlink:actuate="onLoad"/><draw:image xlink:href="./ObjectReplacements/Object 12" xlink:type="simple" xlink:show="embed" xlink:actuate="onLoad"/><svg:desc>formula</svg:desc></draw:frame> <draw:frame draw:style-name="fr1" draw:name="Object13" text:anchor-type="as-char" svg:y="-0.377cm" svg:width="2.016cm" svg:height="0.533cm" draw:z-index="27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Standard"/>
      <text:p text:style-name="Standard">Lasketaan kokonaisvirta.</text:p>
      <text:p text:style-name="Standard"/>
      <text:p text:style-name="P1"><draw:frame draw:style-name="fr1" draw:name="Object14" text:anchor-type="as-char" svg:y="-0.623cm" svg:width="1.621cm" svg:height="1.002cm" draw:z-index="28"><draw:object xlink:href="./Object 14" xlink:type="simple" xlink:show="embed" xlink:actuate="onLoad"/><draw:image xlink:href="./ObjectReplacements/Object 14" xlink:type="simple" xlink:show="embed" xlink:actuate="onLoad"/><svg:desc>formula</svg:desc></draw:frame><text:tab/></text:p>
      <text:p text:style-name="P1"/>
      <text:p text:style-name="P1"><draw:frame draw:style-name="fr1" draw:name="Object30" text:anchor-type="as-char" svg:y="-0.683cm" svg:width="4.457cm" svg:height="1.125cm" draw:z-index="56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"/>
      <text:p text:style-name="P1"><draw:frame draw:style-name="fr1" draw:name="Object28" text:anchor-type="as-char" svg:y="-0.683cm" svg:width="8.149cm" svg:height="1.102cm" draw:z-index="66"><draw:object xlink:href="./Object 28" xlink:type="simple" xlink:show="embed" xlink:actuate="onLoad"/><draw:image xlink:href="./ObjectReplacements/Object 28" xlink:type="simple" xlink:show="embed" xlink:actuate="onLoad"/></draw:frame></text:p>
      <text:p text:style-name="Standard"/>
      <text:p text:style-name="P2"><draw:frame draw:style-name="fr1" draw:name="Object29" text:anchor-type="as-char" svg:y="-0.623cm" svg:width="5.572cm" svg:height="1.064cm" draw:z-index="2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2"/>
      <text:p text:style-name="P2"><draw:frame draw:style-name="fr1" draw:name="Object31" text:anchor-type="as-char" svg:y="-0.439cm" svg:width="10.183cm" svg:height="0.594cm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2"/>
      <text:p text:style-name="P2">Lasketaan sisäimpedanssissa kuluva jännite kokonaisvirran avulla.</text:p>
      <text:p text:style-name="P2"/>
      <text:p text:style-name="P1"><draw:frame draw:style-name="fr1" draw:name="Object34" text:anchor-type="as-char" svg:y="-0.377cm" svg:width="5.211cm" svg:height="0.533cm" draw:z-index="67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1"/>
      <text:p text:style-name="P1"><draw:frame draw:style-name="fr1" draw:name="Object35" text:anchor-type="as-char" svg:y="-0.439cm" svg:width="10.716cm" svg:height="0.594cm" draw:z-index="84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">Napajännite:</text:p>
      <text:p text:style-name="P1"/>
      <text:p text:style-name="P1"><draw:frame draw:style-name="fr1" draw:name="Object78" text:anchor-type="as-char" svg:y="-0.439cm" svg:width="10.605cm" svg:height="0.594cm" draw:z-index="87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P2"/>
      <text:p text:style-name="P2"/>
      <text:p text:style-name="P2"><draw:frame draw:style-name="fr1" draw:name="Object32" text:anchor-type="as-char" svg:y="-0.684cm" svg:width="2.305cm" svg:height="1.127cm" draw:z-index="32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2"/>
      <text:p text:style-name="P2"><draw:frame draw:style-name="fr1" draw:name="Object33" text:anchor-type="as-char" svg:y="-0.439cm" svg:width="6.04cm" svg:height="0.594cm" draw:z-index="33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2"/>
      <text:p text:style-name="P2"/>
      <text:p text:style-name="Standard"/>
      <text:p text:style-name="P3"/>
      <text:p text:style-name="Standard"/>
      <text:p text:style-name="Standard"><draw:g text:anchor-type="paragraph" draw:z-index="23" draw:style-name="gr1"><draw:line draw:style-name="gr2" draw:text-style-name="P5" svg:x1="3.556cm" svg:y1="-0.001cm" svg:x2="14.096cm" svg:y2="-0.001cm"><text:p/></draw:line><draw:line draw:style-name="gr2" draw:text-style-name="P5" svg:x1="3.684cm" svg:y1="8.762cm" svg:x2="14.098cm" svg:y2="8.762cm"><text:p/></draw:line><draw:frame draw:style-name="gr3" draw:text-style-name="P5" svg:width="2.176cm" svg:height="3.267cm" svg:x="12.573cm" svg:y="4.699cm"><draw:image xlink:href="Pictures/100000000000001D000000480F39E835.png" xlink:type="simple" xlink:show="embed" xlink:actuate="onLoad"><text:p/></draw:image></draw:frame><draw:line draw:style-name="gr2" draw:text-style-name="P5" svg:x1="3.684cm" svg:y1="5.46cm" svg:x2="3.684cm" svg:y2="8.762cm"><text:p/></draw:line><draw:custom-shape draw:style-name="gr4" draw:text-style-name="P5" svg:width="2.668cm" svg:height="2.541cm" svg:x="12.7cm" svg:y="1.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" draw:text-style-name="P5" svg:x1="14.097cm" svg:y1="-0.001cm" svg:x2="14.097cm" svg:y2="1.396cm"><text:p/></draw:line><draw:line draw:style-name="gr2" draw:text-style-name="P5" svg:x1="14.098cm" svg:y1="8.762cm" svg:x2="14.097cm" svg:y2="7.619cm"><text:p/></draw:line><draw:path draw:style-name="gr2" draw:text-style-name="P5" svg:width="1.693cm" svg:height="0.958cm" svg:x="13.292cm" svg:y="2.215cm" svg:viewBox="0 0 1694 959" svg:d="m127 566c-541-649 827-817 684-91-140 710 1033 591 867-46v-45"><text:p/></draw:path><draw:line draw:style-name="gr2" draw:text-style-name="P5" svg:x1="14.097cm" svg:y1="5.079cm" svg:x2="14.097cm" svg:y2="3.809cm"><text:p/></draw:line><draw:frame draw:style-name="gr3" draw:text-style-name="P5" svg:width="2.176cm" svg:height="3.269cm" svg:x="6.096cm" svg:y="2.319cm"><draw:image xlink:href="Pictures/100000000000001D000000480F39E835.png" xlink:type="simple" xlink:show="embed" xlink:actuate="onLoad"><text:p/></draw:image></draw:frame><draw:line draw:style-name="gr2" draw:text-style-name="P5" svg:x1="7.62cm" svg:y1="5.333cm" svg:x2="7.621cm" svg:y2="8.762cm"><text:p/></draw:line><draw:line draw:style-name="gr2" draw:text-style-name="P5" svg:x1="7.62cm" svg:y1="-0.001cm" svg:x2="7.62cm" svg:y2="2.666cm"><text:p/></draw:line><draw:line draw:style-name="gr2" draw:text-style-name="P5" svg:x1="3.556cm" svg:y1="-0.001cm" svg:x2="3.556cm" svg:y2="4.317cm"><text:p/></draw:line><draw:frame draw:style-name="gr8" draw:text-style-name="P7" svg:width="1.525cm" svg:height="1.521cm" svg:x="14.478cm" svg:y="0.381cm"><draw:text-box><text:p text:style-name="P6"><text:span text:style-name="T1">+</text:span></text:p></draw:text-box></draw:frame><draw:frame draw:style-name="gr8" draw:text-style-name="P7" svg:width="1.525cm" svg:height="1.521cm" svg:x="14.351cm" svg:y="3.683cm"><draw:text-box><text:p text:style-name="P6"><text:span text:style-name="T1">-</text:span></text:p></draw:text-box></draw:frame><draw:frame draw:style-name="gr9" draw:text-style-name="P7" svg:width="3.049cm" svg:height="2.791cm" svg:x="15.621cm" svg:y="1.524cm"><draw:text-box><text:p text:style-name="P6"><text:span text:style-name="T1">100V</text:span></text:p></draw:text-box></draw:frame><draw:frame draw:style-name="gr10" draw:text-style-name="P7" svg:width="5.335cm" svg:height="3.811cm" svg:x="14.478cm" svg:y="5.715cm"><draw:text-box><text:p text:style-name="P6"><text:span text:style-name="T1">(0.5 + 0.75j) Ohm</text:span></text:p></draw:text-box></draw:frame><draw:frame draw:style-name="gr11" draw:text-style-name="P7" svg:width="4.573cm" svg:height="3.43cm" svg:x="8.509cm" svg:y="3.048cm"><draw:text-box><text:p text:style-name="P6"><text:span text:style-name="T1">(1 + 2j)Ohm</text:span></text:p></draw:text-box></draw:frame><draw:frame draw:style-name="gr10" draw:text-style-name="P7" svg:width="7.748cm" svg:height="3.811cm" svg:x="0cm" svg:y="2.413cm"><draw:text-box><text:p text:style-name="P6"><text:span text:style-name="T1">(1 – 0.75j)</text:span></text:p><text:p text:style-name="P6"><text:span text:style-name="T1">Ohm</text:span></text:p></draw:text-box></draw:frame><draw:line draw:style-name="gr2" draw:text-style-name="P5" svg:x1="2.54cm" svg:y1="5.46cm" svg:x2="4.699cm" svg:y2="5.46cm"><text:p/></draw:line><draw:line draw:style-name="gr2" draw:text-style-name="P5" svg:x1="2.54cm" svg:y1="4.317cm" svg:x2="4.699cm" svg:y2="4.317cm"><text:p/></draw:line></draw:g></text:p>
      <text:p text:style-name="P3">Tehtävä 3.</text:p>
      <text:p text:style-name="Standard"/>
      <text:p text:style-name="P2"><draw:frame draw:style-name="fr1" draw:name="Object36" text:anchor-type="as-char" svg:y="-0.377cm" svg:width="1.871cm" svg:height="0.469cm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2"/>
      <text:p text:style-name="P2"><draw:frame draw:style-name="fr1" draw:name="Object37" text:anchor-type="as-char" svg:y="-0.377cm" svg:width="1.889cm" svg:height="0.469cm" draw:z-index="38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2"/>
      <text:p text:style-name="P2"><draw:frame draw:style-name="fr1" draw:name="Object38" text:anchor-type="as-char" svg:y="-0.377cm" svg:width="1.803cm" svg:height="0.469cm" draw:z-index="39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2"/>
      <text:p text:style-name="P2"><draw:frame draw:style-name="fr1" draw:name="Object39" text:anchor-type="as-char" svg:y="-0.377cm" svg:width="1.97cm" svg:height="0.485cm" draw:z-index="40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"/>
      <text:p text:style-name="P2"><draw:frame draw:style-name="fr1" draw:name="Object40" text:anchor-type="as-char" svg:y="-0.377cm" svg:width="1.048cm" svg:height="0.469cm" draw:z-index="41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2"/>
      <text:p text:style-name="P2">Lasketaan virta.</text:p>
      <text:p text:style-name="P2"/>
      <text:p text:style-name="P2"><draw:frame draw:style-name="fr1" draw:name="Object41" text:anchor-type="as-char" svg:y="-0.623cm" svg:width="1.235cm" svg:height="1.002cm" draw:z-index="42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2"/>
      <text:p text:style-name="P2"><draw:frame draw:style-name="fr1" draw:name="Object43" text:anchor-type="as-char" svg:y="-0.623cm" svg:width="6.359cm" svg:height="1.041cm" draw:z-index="43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2"/>
      <text:p text:style-name="P2"><draw:frame draw:style-name="fr1" draw:name="Object44" text:anchor-type="as-char" svg:y="-0.386cm" svg:width="8.966cm" svg:height="0.51cm" draw:z-index="44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2">Kulmamuodossa:</text:p>
      <text:p text:style-name="P2"/>
      <text:p text:style-name="P2"><draw:frame draw:style-name="fr1" draw:name="Object42" text:anchor-type="as-char" svg:y="-0.439cm" svg:width="4.63cm" svg:height="0.531cm" draw:z-index="45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2"/>
      <text:p text:style-name="P2">Virran itseisarvon säilyminen muuttumattomana</text:p>
      <text:p text:style-name="P2"/>
      <text:p text:style-name="P2"><draw:frame draw:style-name="fr1" draw:name="Object45" text:anchor-type="as-char" svg:y="-0.623cm" svg:width="10.485cm" svg:height="1.704cm" draw:z-index="46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2"><draw:frame draw:style-name="fr1" draw:name="Object46" text:anchor-type="as-char" svg:y="-0.683cm" svg:width="10.375cm" svg:height="1.078cm" draw:z-index="47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2"/>
      <text:p text:style-name="P2"><draw:frame draw:style-name="fr1" draw:name="Object47" text:anchor-type="as-char" svg:y="-0.774cm" svg:width="10.546cm" svg:height="1.169cm" draw:z-index="48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2"/>
      <text:p text:style-name="P2"><draw:frame draw:style-name="fr1" draw:name="Object48" text:anchor-type="as-char" svg:y="-1.321cm" svg:width="8.742cm" svg:height="1.702cm" draw:z-index="49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2"/>
      <text:p text:style-name="P2"><draw:frame draw:style-name="fr1" draw:name="Object49" text:anchor-type="as-char" svg:y="-0.377cm" svg:width="4.879cm" svg:height="0.469cm" draw:z-index="50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2"/>
      <text:p text:style-name="P2"/>
      <text:p text:style-name="P4"><draw:g text:anchor-type="paragraph" draw:z-index="30" draw:style-name="gr1"><draw:line draw:style-name="gr2" draw:text-style-name="P5" svg:x1="1.399cm" svg:y1="1.398cm" svg:x2="11.939cm" svg:y2="1.398cm"><text:p/></draw:line><draw:custom-shape draw:style-name="gr4" draw:text-style-name="P5" svg:width="2.668cm" svg:height="2.541cm" svg:x="10.543cm" svg:y="2.6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" draw:text-style-name="P5" svg:x1="11.94cm" svg:y1="1.398cm" svg:x2="11.94cm" svg:y2="2.795cm"><text:p/></draw:line><draw:path draw:style-name="gr2" draw:text-style-name="P5" svg:width="1.693cm" svg:height="0.958cm" svg:x="11.137cm" svg:y="3.614cm" svg:viewBox="0 0 1694 959" svg:d="m127 566c-541-649 827-817 684-91-140 710 1033 591 867-46v-45"><text:p/></draw:path><draw:line draw:style-name="gr2" draw:text-style-name="P5" xml:id="id1" draw:id="id1" svg:x1="11.94cm" svg:y1="6.478cm" svg:x2="11.94cm" svg:y2="5.208cm"><text:p/></draw:line><draw:frame draw:style-name="gr3" draw:text-style-name="P5" svg:width="2.176cm" svg:height="3.269cm" svg:x="0.002cm" svg:y="3.591cm"><draw:image xlink:href="Pictures/100000000000001D000000480F39E835.png" xlink:type="simple" xlink:show="embed" xlink:actuate="onLoad"><text:p/></draw:image></draw:frame><draw:line draw:style-name="gr2" draw:text-style-name="P5" svg:x1="1.399cm" svg:y1="1.398cm" svg:x2="1.399cm" svg:y2="3.938cm"><text:p/></draw:line><draw:frame draw:style-name="gr8" draw:text-style-name="P7" svg:width="1.525cm" svg:height="1.521cm" svg:x="12.321cm" svg:y="1.78cm"><draw:text-box><text:p text:style-name="P6"><text:span text:style-name="T1">+</text:span></text:p></draw:text-box></draw:frame><draw:frame draw:style-name="gr8" draw:text-style-name="P7" svg:width="1.525cm" svg:height="1.521cm" svg:x="12.194cm" svg:y="5.082cm"><draw:text-box><text:p text:style-name="P6"><text:span text:style-name="T1">-</text:span></text:p></draw:text-box></draw:frame><draw:connector draw:style-name="gr2" draw:text-style-name="P5" xml:id="id2" draw:id="id2" svg:x1="11.94cm" svg:y1="6.479cm" svg:x2="11.952cm" svg:y2="19.703cm" draw:start-shape="id1" draw:start-glue-point="2" svg:d="m11940 6479v6863h12v6361" svg:viewBox="0 0 14 13226"><text:p/></draw:connector><draw:connector draw:style-name="gr2" draw:text-style-name="P5" svg:x1="11.953cm" svg:y1="19.703cm" svg:x2="1.962cm" svg:y2="18.06cm" draw:start-shape="id2" draw:start-glue-point="3" svg:d="m11953 19703v501h-9991v-2144" svg:viewBox="0 0 9992 2145"><text:p/></draw:connector><draw:custom-shape draw:style-name="gr4" draw:text-style-name="P5" svg:width="2.541cm" svg:height="5.081cm" svg:x="0.762cm" svg:y="12.954cm"><text:p/><draw:enhanced-geometry svg:viewBox="0 0 21600 21600" draw:type="rectangle" draw:enhanced-path="M 0 0 L 21600 0 21600 21600 0 21600 0 0 Z N"/></draw:custom-shape><draw:line draw:style-name="gr2" draw:text-style-name="P5" svg:x1="0.509cm" svg:y1="9.652cm" svg:x2="3.176cm" svg:y2="9.652cm"><text:p/></draw:line><draw:line draw:style-name="gr2" draw:text-style-name="P5" svg:x1="0.509cm" svg:y1="10.668cm" svg:x2="3.176cm" svg:y2="10.668cm"><text:p/></draw:line><draw:line draw:style-name="gr2" draw:text-style-name="P5" svg:x1="1.652cm" svg:y1="9.652cm" svg:x2="1.652cm" svg:y2="6.477cm"><text:p/></draw:line><draw:line draw:style-name="gr2" draw:text-style-name="P5" svg:x1="1.779cm" svg:y1="10.668cm" svg:x2="1.779cm" svg:y2="12.954cm"><text:p/></draw:line><draw:frame draw:style-name="gr5" draw:text-style-name="P7" svg:width="4.192cm" svg:height="2.41cm" svg:x="11.938cm" svg:y="0cm"><draw:text-box><text:p text:style-name="P6"><text:span text:style-name="T1">220V/50Hz</text:span></text:p></draw:text-box></draw:frame><draw:frame draw:style-name="gr12" draw:text-style-name="P7" svg:width="3.684cm" svg:height="2.664cm" svg:x="2.413cm" svg:y="4.572cm"><draw:text-box><text:p text:style-name="P6"><text:span text:style-name="T1">L = ?</text:span></text:p></draw:text-box></draw:frame><draw:frame draw:style-name="gr13" draw:text-style-name="P7" svg:width="3.938cm" svg:height="3.299cm" svg:x="3.81cm" svg:y="9.398cm"><draw:text-box><text:p text:style-name="P6"><text:span text:style-name="T1">10 </text:span><text:span text:style-name="T2">μ</text:span><text:span text:style-name="T3">F</text:span></text:p></draw:text-box></draw:frame><draw:frame draw:style-name="gr14" draw:text-style-name="P7" svg:width="3.684cm" svg:height="3.045cm" svg:x="3.81cm" svg:y="14.478cm"><draw:text-box><text:p text:style-name="P6"><text:span text:style-name="T1">200</text:span><text:span text:style-name="T2">Ω</text:span></text:p></draw:text-box></draw:frame></draw:g>I säilyy vakiona ennen ja jälkeen käämin asennuksen.</text:p>
      <text:p text:style-name="P2"/>
      <text:p text:style-name="P2"/>
      <text:p text:style-name="P2"/>
      <text:p text:style-name="P4">Tehtävä 4.</text:p>
      <text:p text:style-name="P2"/>
      <text:p text:style-name="P2"><draw:frame draw:style-name="fr1" draw:name="Object50" text:anchor-type="as-char" svg:y="-0.377cm" svg:width="1.64cm" svg:height="0.469cm" draw:z-index="51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2"/>
      <text:p text:style-name="P2"><draw:frame draw:style-name="fr1" draw:name="Object51" text:anchor-type="as-char" svg:y="-0.439cm" svg:width="2.775cm" svg:height="0.531cm" draw:z-index="52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2"/>
      <text:p text:style-name="P2"><draw:frame draw:style-name="fr1" draw:name="Object52" text:anchor-type="as-char" svg:y="-0.377cm" svg:width="1.88cm" svg:height="0.469cm" draw:z-index="53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2"/>
      <text:p text:style-name="P2"><draw:frame draw:style-name="fr1" draw:name="Object53" text:anchor-type="as-char" svg:y="-0.377cm" svg:width="1.803cm" svg:height="0.469cm" draw:z-index="55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"/>
      <text:p text:style-name="P2"><draw:frame draw:style-name="fr1" draw:name="Object54" text:anchor-type="as-char" svg:y="-0.377cm" svg:width="1.125cm" svg:height="0.533cm" draw:z-index="57"><draw:object xlink:href="./Object 54" xlink:type="simple" xlink:show="embed" xlink:actuate="onLoad"/><draw:image xlink:href="./ObjectReplacements/Object 54" xlink:type="simple" xlink:show="embed" xlink:actuate="onLoad"/><svg:desc>formula</svg:desc></draw:frame><draw:frame draw:style-name="fr1" draw:name="Object55" text:anchor-type="as-char" svg:y="-0.377cm" svg:width="1.134cm" svg:height="0.533cm" draw:z-index="58"><draw:object xlink:href="./Object 55" xlink:type="simple" xlink:show="embed" xlink:actuate="onLoad"/><draw:image xlink:href="./ObjectReplacements/Object 55" xlink:type="simple" xlink:show="embed" xlink:actuate="onLoad"/><svg:desc>formula</svg:desc></draw:frame><draw:frame draw:style-name="fr1" draw:name="Object56" text:anchor-type="as-char" svg:y="-0.377cm" svg:width="1.127cm" svg:height="0.533cm" draw:z-index="59"><draw:object xlink:href="./Object 56" xlink:type="simple" xlink:show="embed" xlink:actuate="onLoad"/><draw:image xlink:href="./ObjectReplacements/Object 56" xlink:type="simple" xlink:show="embed" xlink:actuate="onLoad"/><svg:desc>formula</svg:desc></draw:frame><draw:frame draw:style-name="fr1" draw:name="Object57" text:anchor-type="as-char" svg:y="-0.377cm" svg:width="1.071cm" svg:height="0.469cm" draw:z-index="60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2"/>
      <text:p text:style-name="P2">Lasketaan koko impedanssi.</text:p>
      <text:p text:style-name="P2"/>
      <text:p text:style-name="P2"><draw:frame draw:style-name="fr1" draw:name="Object58" text:anchor-type="as-char" svg:y="-0.683cm" svg:width="7.779cm" svg:height="1.064cm" draw:z-index="61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2"/>
      <text:p text:style-name="P2"><draw:frame draw:style-name="fr1" draw:name="Object64" text:anchor-type="as-char" svg:y="-0.386cm" svg:width="4.247cm" svg:height="0.542cm" draw:z-index="88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2">Kulmamuodossa:</text:p>
      <text:p text:style-name="P2"/>
      <text:p text:style-name="P2"><draw:frame draw:style-name="fr1" draw:name="Object65" text:anchor-type="as-char" svg:y="-0.439cm" svg:width="3.874cm" svg:height="0.594cm" draw:z-index="90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2"/>
      <text:p text:style-name="P2">Lasketaan koko virta</text:p>
      <text:p text:style-name="P2"/>
      <text:p text:style-name="P2"><draw:frame draw:style-name="fr1" draw:name="Object59" text:anchor-type="as-char" svg:y="-0.623cm" svg:width="1.789cm" svg:height="1.065cm" draw:z-index="62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2"><draw:frame draw:style-name="fr1" draw:name="Object60" text:anchor-type="as-char" svg:y="-0.623cm" svg:width="3.881cm" svg:height="1.041cm" draw:z-index="64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2"/>
      <text:p text:style-name="P2"><draw:frame draw:style-name="fr1" draw:name="Object61" text:anchor-type="as-char" svg:y="-0.439cm" svg:width="9.645cm" svg:height="0.594cm" draw:z-index="65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2">Koska jännite on molempien komponenttien yli sama, lasketaan U:n avulla virrat</text:p>
      <text:p text:style-name="P2">yksitellen.</text:p>
      <text:p text:style-name="P2"/>
      <text:p text:style-name="P2"><draw:frame draw:style-name="fr1" draw:name="Object62" text:anchor-type="as-char" svg:y="-0.623cm" svg:width="1.483cm" svg:height="1.065cm" draw:z-index="68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2"/>
      <text:p text:style-name="P2"><draw:frame draw:style-name="fr1" draw:name="Object63" text:anchor-type="as-char" svg:y="-0.623cm" svg:width="1.963cm" svg:height="1.002cm" draw:z-index="69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2"/>
      <text:p text:style-name="P2"><draw:frame draw:style-name="fr1" draw:name="Object66" text:anchor-type="as-char" svg:y="-0.439cm" svg:width="11.114cm" svg:height="0.594cm" draw:z-index="72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p text:style-name="P2"><draw:frame draw:style-name="fr1" draw:name="Object67" text:anchor-type="as-char" svg:y="-0.623cm" svg:width="1.489cm" svg:height="1.065cm" draw:z-index="75"><draw:object xlink:href="./Object 67" xlink:type="simple" xlink:show="embed" xlink:actuate="onLoad"/><draw:image xlink:href="./ObjectReplacements/Object 67" xlink:type="simple" xlink:show="embed" xlink:actuate="onLoad"/><svg:desc>formula</svg:desc></draw:frame></text:p>
      <text:p text:style-name="P2"/>
      <text:p text:style-name="P2"><draw:frame draw:style-name="fr1" draw:name="Object68" text:anchor-type="as-char" svg:y="-0.623cm" svg:width="4.339cm" svg:height="1.094cm" draw:z-index="91"><draw:object xlink:href="./Object 68" xlink:type="simple" xlink:show="embed" xlink:actuate="onLoad"/><draw:image xlink:href="./ObjectReplacements/Object 68" xlink:type="simple" xlink:show="embed" xlink:actuate="onLoad"/></draw:frame></text:p>
      <text:p text:style-name="P2"><draw:frame draw:style-name="fr1" draw:name="Object70" text:anchor-type="as-char" svg:y="-0.623cm" svg:width="4.424cm" svg:height="1.595cm" draw:z-index="89"><draw:object xlink:href="./Object 70" xlink:type="simple" xlink:show="embed" xlink:actuate="onLoad"/><draw:image xlink:href="./ObjectReplacements/Object 70" xlink:type="simple" xlink:show="embed" xlink:actuate="onLoad"/></draw:frame></text:p>
      <text:p text:style-name="P2"/>
      <text:p text:style-name="P2"><draw:frame draw:style-name="fr1" draw:name="Object69" text:anchor-type="as-char" svg:y="-0.439cm" svg:width="7.04cm" svg:height="0.594cm" draw:z-index="82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2"><draw:g text:anchor-type="paragraph" draw:z-index="34" draw:style-name="gr1"><draw:line draw:style-name="gr2" draw:text-style-name="P5" svg:x1="3.303cm" svg:y1="2.416cm" svg:x2="13.843cm" svg:y2="2.416cm"><text:p/></draw:line><draw:line draw:style-name="gr2" draw:text-style-name="P5" svg:x1="3.431cm" svg:y1="11.179cm" svg:x2="13.845cm" svg:y2="11.179cm"><text:p/></draw:line><draw:line draw:style-name="gr2" draw:text-style-name="P5" svg:x1="3.429cm" svg:y1="6.733cm" svg:x2="3.431cm" svg:y2="11.179cm"><text:p/></draw:line><draw:custom-shape draw:style-name="gr4" draw:text-style-name="P5" svg:width="2.668cm" svg:height="2.541cm" svg:x="12.448cm" svg:y="3.6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" draw:text-style-name="P5" svg:x1="13.844cm" svg:y1="2.416cm" svg:x2="13.844cm" svg:y2="3.813cm"><text:p/></draw:line><draw:line draw:style-name="gr2" draw:text-style-name="P5" svg:x1="13.845cm" svg:y1="11.179cm" svg:x2="13.843cm" svg:y2="7.241cm"><text:p/></draw:line><draw:path draw:style-name="gr2" draw:text-style-name="P5" svg:width="1.693cm" svg:height="0.958cm" svg:x="13.039cm" svg:y="4.632cm" svg:viewBox="0 0 1694 959" svg:d="m127 566c-541-649 827-817 684-91-140 710 1033 591 867-46v-45"><text:p/></draw:path><draw:line draw:style-name="gr2" draw:text-style-name="P5" svg:x1="13.844cm" svg:y1="7.496cm" svg:x2="13.844cm" svg:y2="6.226cm"><text:p/></draw:line><draw:line draw:style-name="gr2" draw:text-style-name="P5" svg:x1="7.366cm" svg:y1="7.622cm" svg:x2="7.368cm" svg:y2="11.179cm"><text:p/></draw:line><draw:line draw:style-name="gr2" draw:text-style-name="P5" svg:x1="7.367cm" svg:y1="2.416cm" svg:x2="7.367cm" svg:y2="5.083cm"><text:p/></draw:line><draw:line draw:style-name="gr2" draw:text-style-name="P5" svg:x1="3.303cm" svg:y1="2.416cm" svg:x2="3.302cm" svg:y2="5.717cm"><text:p/></draw:line><draw:frame draw:style-name="gr8" draw:text-style-name="P7" svg:width="1.525cm" svg:height="1.521cm" svg:x="14.226cm" svg:y="2.798cm"><draw:text-box><text:p text:style-name="P6"><text:span text:style-name="T1">+</text:span></text:p></draw:text-box></draw:frame><draw:frame draw:style-name="gr8" draw:text-style-name="P7" svg:width="1.525cm" svg:height="1.521cm" svg:x="14.099cm" svg:y="6.1cm"><draw:text-box><text:p text:style-name="P6"><text:span text:style-name="T1">-</text:span></text:p></draw:text-box></draw:frame><draw:custom-shape draw:style-name="gr4" draw:text-style-name="P5" svg:width="1.398cm" svg:height="2.541cm" svg:x="6.731cm" svg:y="5.082cm"><text:p/><draw:enhanced-geometry svg:viewBox="0 0 21600 21600" draw:type="rectangle" draw:enhanced-path="M 0 0 L 21600 0 21600 21600 0 21600 0 0 Z N"/></draw:custom-shape><draw:line draw:style-name="gr2" draw:text-style-name="P5" svg:x1="2.413cm" svg:y1="5.717cm" svg:x2="4.445cm" svg:y2="5.717cm"><text:p/></draw:line><draw:line draw:style-name="gr2" draw:text-style-name="P5" svg:x1="2.413cm" svg:y1="6.733cm" svg:x2="4.445cm" svg:y2="6.733cm"><text:p/></draw:line><draw:frame draw:style-name="gr15" draw:text-style-name="P7" svg:width="3.811cm" svg:height="1.902cm" svg:x="14.478cm" svg:y="1.272cm"><draw:text-box><text:p text:style-name="P6"><text:span text:style-name="T1">380V / 50Hz</text:span></text:p></draw:text-box></draw:frame><draw:frame draw:style-name="gr5" draw:text-style-name="P7" svg:width="3.43cm" svg:height="2.41cm" svg:x="8.255cm" svg:y="5.209cm"><draw:text-box><text:p text:style-name="P6"><text:span text:style-name="T1">18</text:span><text:span text:style-name="T2">Ω</text:span></text:p></draw:text-box></draw:frame><draw:frame draw:style-name="gr12" draw:text-style-name="P7" svg:width="3.176cm" svg:height="2.664cm" svg:x="0cm" svg:y="5.336cm"><draw:text-box><text:p text:style-name="P6"><text:span text:style-name="T1">150</text:span><text:span text:style-name="T2">μ</text:span><text:span text:style-name="T3">F</text:span></text:p></draw:text-box></draw:frame><draw:line draw:style-name="gr16" draw:text-style-name="P5" svg:x1="6.985cm" svg:y1="1.907cm" svg:x2="3.302cm" svg:y2="1.907cm"><text:p/></draw:line><draw:frame draw:style-name="gr17" draw:text-style-name="P8" svg:width="3.176cm" svg:height="2.283cm" svg:x="10.414cm" svg:y="0.002cm"><draw:text-box><text:p text:style-name="P6"><text:span text:style-name="T4">I</text:span><text:span text:style-name="T5">1</text:span></text:p></draw:text-box></draw:frame><draw:frame draw:style-name="gr17" draw:text-style-name="P9" svg:width="3.176cm" svg:height="2.283cm" svg:x="8.636cm" svg:y="8.007cm"><draw:text-box><text:p text:style-name="P6"><text:span text:style-name="T6">I</text:span><text:span text:style-name="T7">2</text:span></text:p></draw:text-box></draw:frame><draw:line draw:style-name="gr16" draw:text-style-name="P5" svg:x1="11.811cm" svg:y1="1.78cm" svg:x2="8.128cm" svg:y2="1.78cm"><text:p/></draw:line><draw:frame draw:style-name="gr17" draw:text-style-name="P8" svg:width="3.176cm" svg:height="2.283cm" svg:x="4.445cm" svg:y="0.002cm"><draw:text-box><text:p text:style-name="P6"><text:span text:style-name="T4">I</text:span><text:span text:style-name="T5">3</text:span></text:p></draw:text-box></draw:frame><draw:line draw:style-name="gr16" draw:text-style-name="P5" svg:x1="8.255cm" svg:y1="8.003cm" svg:x2="8.255cm" svg:y2="10.924cm"><text:p/></draw:line></draw:g><text:soft-page-break/></text:p>
      <text:p text:style-name="P4">Tehtävä 5.</text:p>
      <text:p text:style-name="P2"/>
      <text:p text:style-name="P2"><draw:frame draw:style-name="fr1" draw:name="Object72" text:anchor-type="as-char" svg:y="-0.377cm" svg:width="1.787cm" svg:height="0.533cm" draw:z-index="36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P2"><draw:frame draw:style-name="fr1" draw:name="Object76" text:anchor-type="as-char" svg:y="-0.377cm" svg:width="1.783cm" svg:height="0.533cm" draw:z-index="54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2"/>
      <text:p text:style-name="P2"><draw:frame draw:style-name="fr1" draw:name="Object73" text:anchor-type="as-char" svg:y="-0.377cm" svg:width="1.896cm" svg:height="0.469cm" draw:z-index="63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P2"/>
      <text:p text:style-name="P2"><draw:frame draw:style-name="fr1" draw:name="Object74" text:anchor-type="as-char" svg:y="-0.439cm" svg:width="2.775cm" svg:height="0.531cm" draw:z-index="70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2"/>
      <text:p text:style-name="P2"><draw:frame draw:style-name="fr1" draw:name="Object75" text:anchor-type="as-char" svg:y="-0.377cm" svg:width="1.725cm" svg:height="0.469cm" draw:z-index="71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2"/>
      <text:p text:style-name="P2"><draw:frame draw:style-name="fr1" draw:name="Object77" text:anchor-type="as-char" svg:y="-0.377cm" svg:width="1.803cm" svg:height="0.469cm" draw:z-index="73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2"/>
      <text:p text:style-name="P2"/>
      <text:p text:style-name="P2"><draw:frame draw:style-name="fr1" draw:name="Object79" text:anchor-type="as-char" svg:y="-0.683cm" svg:width="3.819cm" svg:height="1.125cm" draw:z-index="74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P2"><draw:frame draw:style-name="fr1" draw:name="Object80" text:anchor-type="as-char" svg:y="-0.439cm" svg:width="3.639cm" svg:height="0.594cm" draw:z-index="76"><draw:object xlink:href="./Object 80" xlink:type="simple" xlink:show="embed" xlink:actuate="onLoad"/><draw:image xlink:href="./ObjectReplacements/Object 80" xlink:type="simple" xlink:show="embed" xlink:actuate="onLoad"/><svg:desc>formula</svg:desc></draw:frame></text:p>
      <text:p text:style-name="P2"><draw:frame draw:style-name="fr1" draw:name="Object81" text:anchor-type="as-char" svg:y="-0.386cm" svg:width="4.441cm" svg:height="0.542cm" draw:z-index="77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2"><draw:frame draw:style-name="fr1" draw:name="Object82" text:anchor-type="as-char" svg:y="-0.623cm" svg:width="9.012cm" svg:height="1.064cm" draw:z-index="78"><draw:object xlink:href="./Object 82" xlink:type="simple" xlink:show="embed" xlink:actuate="onLoad"/><draw:image xlink:href="./ObjectReplacements/Object 82" xlink:type="simple" xlink:show="embed" xlink:actuate="onLoad"/><svg:desc>formula</svg:desc></draw:frame></text:p>
      <text:p text:style-name="P2"><draw:frame draw:style-name="fr1" draw:name="Object84" text:anchor-type="as-char" svg:y="-0.623cm" svg:width="2.178cm" svg:height="1.065cm" draw:z-index="79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2"/>
      <text:p text:style-name="P2"><draw:frame draw:style-name="fr1" draw:name="Object85" text:anchor-type="as-char" svg:y="-0.623cm" svg:width="4.556cm" svg:height="1.041cm" draw:z-index="80"><draw:object xlink:href="./Object 85" xlink:type="simple" xlink:show="embed" xlink:actuate="onLoad"/><draw:image xlink:href="./ObjectReplacements/Object 85" xlink:type="simple" xlink:show="embed" xlink:actuate="onLoad"/><svg:desc>formula</svg:desc></draw:frame></text:p>
      <text:p text:style-name="P2"><draw:frame draw:style-name="fr1" draw:name="Object83" text:anchor-type="as-char" svg:y="-0.439cm" svg:width="6.454cm" svg:height="0.594cm" draw:z-index="81"><draw:object xlink:href="./Object 83" xlink:type="simple" xlink:show="embed" xlink:actuate="onLoad"/><draw:image xlink:href="./ObjectReplacements/Object 83" xlink:type="simple" xlink:show="embed" xlink:actuate="onLoad"/><svg:desc>formula</svg:desc></draw:frame></text:p>
      <text:p text:style-name="P2"/>
      <text:p text:style-name="P2"><draw:frame draw:style-name="fr1" draw:name="Object71" text:anchor-type="as-char" svg:y="-0.623cm" svg:width="1.727cm" svg:height="1.002cm" draw:z-index="83"><draw:object xlink:href="./Object 71" xlink:type="simple" xlink:show="embed" xlink:actuate="onLoad"/><draw:image xlink:href="./ObjectReplacements/Object 71" xlink:type="simple" xlink:show="embed" xlink:actuate="onLoad"/></draw:frame></text:p>
      <text:p text:style-name="P2"/>
      <text:p text:style-name="P2"><draw:frame draw:style-name="fr1" draw:name="Object86" text:anchor-type="as-char" svg:y="-0.623cm" svg:width="3.709cm" svg:height="1.658cm" draw:z-index="85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P2"><draw:frame draw:style-name="fr1" draw:name="Object87" text:anchor-type="as-char" svg:y="-0.623cm" svg:width="15.819cm" svg:height="1.633cm" draw:z-index="86"><draw:object xlink:href="./Object 87" xlink:type="simple" xlink:show="embed" xlink:actuate="onLoad"/><draw:image xlink:href="./ObjectReplacements/Object 87" xlink:type="simple" xlink:show="embed" xlink:actuate="onLoad"/><svg:desc>formula</svg:desc></draw:frame></text:p>
      <text:p text:style-name="P2">Kytkentä on induktiivinen, kulma virran ja jännitteen välillä 29.8 astetta.</text:p>
      <text:p text:style-name="P2"/>
      <text:p text:style-name="P2"/>
      <text:p text:style-name="P2"/>
      <text:p text:style-name="P4">Osoitindiagrammi:</text:p>
      <text:p text:style-name="P2"/>
      <text:p text:style-name="P2"><draw:g text:anchor-type="paragraph" draw:z-index="37" draw:style-name="gr1"><draw:line draw:style-name="gr16" draw:text-style-name="P5" svg:x1="-0.001cm" svg:y1="6.858cm" svg:x2="12.318cm" svg:y2="6.858cm"><text:p/></draw:line><draw:line draw:style-name="gr16" draw:text-style-name="P5" svg:x1="6.095cm" svg:y1="13.081cm" svg:x2="6.095cm" svg:y2="0.889cm"><text:p/></draw:line><draw:frame draw:style-name="gr5" draw:text-style-name="P7" svg:width="2.922cm" svg:height="2.41cm" svg:x="6.858cm" svg:y="0cm"><draw:text-box><text:p text:style-name="P6"><text:span text:style-name="T1">I</text:span></text:p></draw:text-box></draw:frame><draw:frame draw:style-name="gr18" draw:text-style-name="P7" svg:width="2.541cm" svg:height="2.029cm" svg:x="11.938cm" svg:y="5.461cm"><draw:text-box><text:p text:style-name="P6"><text:span text:style-name="T1">R</text:span></text:p></draw:text-box></draw:frame><draw:line draw:style-name="gr19" draw:text-style-name="P5" svg:x1="6.095cm" svg:y1="6.858cm" svg:x2="2.793cm" svg:y2="8.763cm"><text:p/></draw:line><draw:frame draw:style-name="gr20" draw:text-style-name="P10" svg:width="2.668cm" svg:height="2.259cm" svg:x="3.683cm" svg:y="7.775cm"><draw:text-box><text:p text:style-name="P6"><text:span text:style-name="T8">I</text:span><text:span text:style-name="T9">C</text:span></text:p></draw:text-box></draw:frame><draw:frame draw:style-name="gr21" draw:text-style-name="P10" svg:width="2.668cm" svg:height="3.938cm" svg:x="8.382cm" svg:y="8.255cm"><draw:text-box><text:p text:style-name="P6"><text:span text:style-name="T8">I</text:span><text:span text:style-name="T9">r</text:span></text:p></draw:text-box></draw:frame><draw:line draw:style-name="gr19" draw:text-style-name="P5" svg:x1="6.096cm" svg:y1="6.858cm" svg:x2="8.254cm" svg:y2="10.16cm"><text:p/></draw:line><draw:frame draw:style-name="gr20" draw:text-style-name="P10" svg:width="2.668cm" svg:height="2.259cm" svg:x="6.731cm" svg:y="3.937cm"><draw:text-box><text:p text:style-name="P6"><text:span text:style-name="T8">I</text:span><text:span text:style-name="T9">L</text:span></text:p></draw:text-box></draw:frame><draw:line draw:style-name="gr19" draw:text-style-name="P5" svg:x1="6.095cm" svg:y1="6.858cm" svg:x2="9.651cm" svg:y2="4.826cm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Arial3" svg:font-family="Arial" style:font-family-generic="swiss"/>
    <style:font-face style:name="Arial2" svg:font-family="Arial" style:font-adornments="Regular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stra </meta:initial-creator>
    <meta:creation-date>2014-03-03T18:04:27.929112234</meta:creation-date>
    <meta:generator>LibreOffice/3.5$Linux_X86_64 LibreOffice_project/350m1$Build-2</meta:generator>
    <dc:date>2014-03-14T07:36:16</dc:date>
    <dc:creator>Blastra </dc:creator>
    <meta:editing-duration>PT18H56M18S</meta:editing-duration>
    <meta:editing-cycles>17</meta:editing-cycles>
    <meta:document-statistic meta:table-count="0" meta:image-count="0" meta:object-count="87" meta:page-count="10" meta:paragraph-count="105" meta:word-count="78" meta:character-count="731" meta:non-whitespace-character-count="586"/>
  </office:meta>
</office:document-meta>
</file>

<file path=Object 1/content.xml><?xml version="1.0" encoding="utf-8"?>
<math xmlns="http://www.w3.org/1998/Math/MathML">
  <semantics>
    <mrow>
      <mrow>
        <mi>L</mi>
        <mo stretchy="false">=</mo>
        <mn>0.1H</mn>
      </mrow>
    </mrow>
    <annotation encoding="StarMath 5.0">L = 0.1H</annotation>
  </semantics>
</math>
</file>

<file path=Object 10/content.xml><?xml version="1.0" encoding="utf-8"?>
<math xmlns="http://www.w3.org/1998/Math/MathML">
  <semantics>
    <mrow>
      <mrow>
        <msub>
          <mi>Z</mi>
          <mi>L</mi>
        </msub>
        <mo stretchy="false">=</mo>
        <mn>25</mn>
      </mrow>
      <mrow>
        <mo stretchy="false">Ω</mo>
        <mo stretchy="false">+</mo>
        <mrow>
          <mo stretchy="false">(</mo>
          <mrow>
            <mrow>
              <mrow>
                <mrow>
                  <mn>2</mn>
                  <mo stretchy="false">⋅</mo>
                  <mo stretchy="false">π</mo>
                </mrow>
                <mo stretchy="false">⋅</mo>
                <mn>50Hz</mn>
              </mrow>
              <mo stretchy="false">⋅</mo>
              <mn>0.1H</mn>
            </mrow>
          </mrow>
          <mo stretchy="false">)</mo>
        </mrow>
      </mrow>
      <mi>j</mi>
    </mrow>
    <annotation encoding="StarMath 5.0">Z_L = 25%OMEGA + (2 cdot %pi cdot 50Hz cdot 0.1H)j</annotation>
  </semantics>
</math>
</file>

<file path=Object 11/content.xml><?xml version="1.0" encoding="utf-8"?>
<math xmlns="http://www.w3.org/1998/Math/MathML">
  <semantics>
    <mrow>
      <mrow>
        <msub>
          <mi>I</mi>
          <mi>L</mi>
        </msub>
        <mo stretchy="false">=</mo>
        <mi>?</mi>
      </mrow>
    </mrow>
    <annotation encoding="StarMath 5.0">I_L = ?</annotation>
  </semantics>
</math>
</file>

<file path=Object 12/content.xml><?xml version="1.0" encoding="utf-8"?>
<math xmlns="http://www.w3.org/1998/Math/MathML">
  <semantics>
    <mrow>
      <mrow>
        <msub>
          <mi>I</mi>
          <mi mathvariant="italic">gen</mi>
        </msub>
        <mo stretchy="false">=</mo>
        <mi>?</mi>
      </mrow>
    </mrow>
    <annotation encoding="StarMath 5.0">I_gen = ?</annotation>
  </semantics>
</math>
</file>

<file path=Object 13/content.xml><?xml version="1.0" encoding="utf-8"?>
<math xmlns="http://www.w3.org/1998/Math/MathML">
  <semantics>
    <mrow>
      <mrow>
        <msub>
          <mi>U</mi>
          <mi mathvariant="italic">genUlko</mi>
        </msub>
        <mo stretchy="false">=</mo>
        <mi>?</mi>
      </mrow>
    </mrow>
    <annotation encoding="StarMath 5.0">U_genUlko = ?</annotation>
  </semantics>
</math>
</file>

<file path=Object 14/content.xml><?xml version="1.0" encoding="utf-8"?>
<math xmlns="http://www.w3.org/1998/Math/MathML">
  <semantics>
    <mrow>
      <mrow>
        <msub>
          <mi>I</mi>
          <mi mathvariant="italic">gen</mi>
        </msub>
        <mo stretchy="false">=</mo>
        <mfrac>
          <mrow>
            <mi>U</mi>
          </mrow>
          <mrow>
            <mi>Z</mi>
          </mrow>
        </mfrac>
      </mrow>
    </mrow>
    <annotation encoding="StarMath 5.0">I_gen = {U} over {Z} </annotation>
  </semantics>
</math>
</file>

<file path=Object 15/content.xml><?xml version="1.0" encoding="utf-8"?>
<math xmlns="http://www.w3.org/1998/Math/MathML">
  <semantics>
    <mrow>
      <mrow>
        <msub>
          <mi>Z</mi>
          <mi>R</mi>
        </msub>
        <mo stretchy="false">=</mo>
        <mn>10</mn>
      </mrow>
      <mo stretchy="false">Ω</mo>
    </mrow>
    <annotation encoding="StarMath 5.0">Z_R = 10%OMEGA</annotation>
  </semantics>
</math>
</file>

<file path=Object 16/content.xml><?xml version="1.0" encoding="utf-8"?>
<math xmlns="http://www.w3.org/1998/Math/MathML">
  <semantics>
    <mrow>
      <mrow>
        <mrow>
          <mrow>
            <msub>
              <mi>I</mi>
              <mi>R</mi>
            </msub>
            <mo stretchy="false">=</mo>
            <mfrac>
              <mrow>
                <mi>U</mi>
              </mrow>
              <mrow>
                <msub>
                  <mi>Z</mi>
                  <mi>R</mi>
                </msub>
              </mrow>
            </mfrac>
          </mrow>
          <mo stretchy="false">=</mo>
          <mfrac>
            <mrow>
              <mn>100V</mn>
            </mrow>
            <mrow>
              <mn>10</mn>
              <mo stretchy="false">Ω</mo>
            </mrow>
          </mfrac>
        </mrow>
        <mo stretchy="false">=</mo>
        <mn>10A</mn>
      </mrow>
      <mi>,</mi>
      <mi mathvariant="italic">ei</mi>
      <mi mathvariant="italic">vaihesiirtoa</mi>
    </mrow>
    <annotation encoding="StarMath 5.0">I_R = {U} over {Z_R} = {100V} over {10%OMEGA} = 10A, ei vaihesiirtoa</annotation>
  </semantics>
</math>
</file>

<file path=Object 17/content.xml><?xml version="1.0" encoding="utf-8"?>
<math xmlns="http://www.w3.org/1998/Math/MathML">
  <semantics>
    <mrow>
      <mrow>
        <mi>Z</mi>
        <mo stretchy="false">=</mo>
        <msup>
          <mrow>
            <mo stretchy="false">(</mo>
            <mrow>
              <mrow>
                <mfrac>
                  <mrow>
                    <mn>1</mn>
                  </mrow>
                  <mrow>
                    <mn>25</mn>
                    <mrow>
                      <mo stretchy="false">Ω</mo>
                      <mo stretchy="false">+</mo>
                      <mrow>
                        <mo stretchy="false">(</mo>
                        <mrow>
                          <mrow>
                            <mrow>
                              <mrow>
                                <mn>2</mn>
                                <mo stretchy="false">⋅</mo>
                                <mo stretchy="false">π</mo>
                              </mrow>
                              <mo stretchy="false">⋅</mo>
                              <mn>50Hz</mn>
                            </mrow>
                            <mo stretchy="false">⋅</mo>
                            <mn>0.1H</mn>
                          </mrow>
                        </mrow>
                        <mo stretchy="false">)</mo>
                      </mrow>
                    </mrow>
                    <mi>j</mi>
                  </mrow>
                </mfrac>
                <mo stretchy="false">+</mo>
                <mfrac>
                  <mrow>
                    <mn>1</mn>
                  </mrow>
                  <mrow>
                    <mn>10</mn>
                    <mo stretchy="false">Ω</mo>
                  </mrow>
                </mfrac>
              </mrow>
            </mrow>
            <mo stretchy="false">)</mo>
          </mrow>
          <mrow>
            <mo stretchy="false">−</mo>
            <mn>1</mn>
          </mrow>
        </msup>
      </mrow>
    </mrow>
    <annotation encoding="StarMath 5.0">Z = ({1} over {25%OMEGA + (2 cdot %pi cdot 50Hz cdot 0.1H)j} + {1} over {10%OMEGA})^-1</annotation>
  </semantics>
</math>
</file>

<file path=Object 18/content.xml><?xml version="1.0" encoding="utf-8"?>
<math xmlns="http://www.w3.org/1998/Math/MathML">
  <semantics>
    <mrow>
      <mrow>
        <mi>I</mi>
        <mo stretchy="false">=</mo>
        <mfrac>
          <mrow>
            <mi>U</mi>
          </mrow>
          <mrow>
            <mi>Z</mi>
          </mrow>
        </mfrac>
      </mrow>
    </mrow>
    <annotation encoding="StarMath 5.0">I = {U} over {Z} </annotation>
  </semantics>
</math>
</file>

<file path=Object 19/content.xml><?xml version="1.0" encoding="utf-8"?>
<math xmlns="http://www.w3.org/1998/Math/MathML">
  <semantics>
    <mrow>
      <mrow>
        <mi>Z</mi>
        <mo stretchy="false">=</mo>
        <mn>8.53667</mn>
      </mrow>
      <mn>...</mn>
      <mrow>
        <mo stretchy="false">Ω</mo>
        <mo stretchy="false">≈</mo>
        <mn>8.54</mn>
      </mrow>
      <mo stretchy="false">Ω</mo>
      <mi>,</mi>
      <mi mathvariant="italic">kulma</mi>
      <mn>9.5770</mn>
      <msup>
        <mn>...</mn>
        <mi>o</mi>
      </msup>
    </mrow>
    <annotation encoding="StarMath 5.0">Z = 8.53667... %OMEGA approx 8.54%OMEGA, kulma 9.5770...^o</annotation>
  </semantics>
</math>
</file>

<file path=Object 2/content.xml><?xml version="1.0" encoding="utf-8"?>
<math xmlns="http://www.w3.org/1998/Math/MathML">
  <semantics>
    <mrow>
      <mrow>
        <msub>
          <mi>R</mi>
          <mi>L</mi>
        </msub>
        <mo stretchy="false">=</mo>
        <mn>25</mn>
      </mrow>
      <mo stretchy="false">Ω</mo>
    </mrow>
    <annotation encoding="StarMath 5.0">R_L = 25%OMEGA</annotation>
  </semantics>
</math>
</file>

<file path=Object 20/content.xml><?xml version="1.0" encoding="utf-8"?>
<math xmlns="http://www.w3.org/1998/Math/MathML">
  <semantics>
    <mrow>
      <mrow>
        <mrow>
          <msub>
            <mi>I</mi>
            <mi mathvariant="italic">kok</mi>
          </msub>
          <mo stretchy="false">=</mo>
          <mfrac>
            <mrow>
              <mn>100V</mn>
            </mrow>
            <mrow>
              <mn>8.53667</mn>
              <mn>...</mn>
              <mo stretchy="false">Ω</mo>
            </mrow>
          </mfrac>
        </mrow>
        <mo stretchy="false">=</mo>
        <mn>11.7141</mn>
      </mrow>
      <mn>...</mn>
      <mi>A</mi>
      <mi>,</mi>
      <mrow>
        <mi mathvariant="italic">kulma</mi>
        <mo stretchy="false">−</mo>
        <mn>9.5770</mn>
      </mrow>
      <mrow>
        <mn>...</mn>
        <mo stretchy="false">≈</mo>
        <mn>11.7A</mn>
      </mrow>
      <mi>,</mi>
      <mrow>
        <mi mathvariant="italic">kulma</mi>
        <mo stretchy="false">−</mo>
        <msup>
          <mn>9.6</mn>
          <mi>o</mi>
        </msup>
      </mrow>
    </mrow>
    <annotation encoding="StarMath 5.0">I_kok = {100V} over {8.53667...%OMEGA} = 11.7141...A, kulma -9.5770... approx 11.7A, kulma -9.6^o</annotation>
  </semantics>
</math>
</file>

<file path=Object 21/content.xml><?xml version="1.0" encoding="utf-8"?>
<math xmlns="http://www.w3.org/1998/Math/MathML">
  <semantics>
    <mrow>
      <mrow>
        <mi>Z</mi>
        <mo stretchy="false">=</mo>
        <msqrt>
          <mrow>
            <mo stretchy="false">(</mo>
            <mrow>
              <mrow>
                <msup>
                  <mrow>
                    <mo stretchy="false">(</mo>
                    <mrow>
                      <mn>25</mn>
                      <mo stretchy="false">Ω</mo>
                    </mrow>
                    <mo stretchy="false">)</mo>
                  </mrow>
                  <mn>2</mn>
                </msup>
                <mo stretchy="false">+</mo>
                <msup>
                  <mrow>
                    <mo stretchy="false">(</mo>
                    <mrow>
                      <mrow>
                        <mrow>
                          <mrow>
                            <mn>2</mn>
                            <mo stretchy="false">⋅</mo>
                            <mo stretchy="false">π</mo>
                          </mrow>
                          <mo stretchy="false">⋅</mo>
                          <mn>50Hz</mn>
                        </mrow>
                        <mo stretchy="false">⋅</mo>
                        <mn>0.1H</mn>
                      </mrow>
                    </mrow>
                    <mo stretchy="false">)</mo>
                  </mrow>
                  <mn>2</mn>
                </msup>
              </mrow>
            </mrow>
            <mo stretchy="false">)</mo>
          </mrow>
        </msqrt>
      </mrow>
    </mrow>
    <annotation encoding="StarMath 5.0">Z = sqrt((25%OMEGA)^2 + (2 cdot %pi cdot 50Hz cdot 0.1H)^2)</annotation>
  </semantics>
</math>
</file>

<file path=Object 22/content.xml><?xml version="1.0" encoding="utf-8"?>
<math xmlns="http://www.w3.org/1998/Math/MathML">
  <semantics>
    <mrow>
      <mrow>
        <mo stretchy="false">ϕ</mo>
        <mo stretchy="false">=</mo>
        <mi mathvariant="italic">atan</mi>
      </mrow>
      <mrow>
        <mo stretchy="false">(</mo>
        <mrow>
          <mfrac>
            <mrow>
              <mrow>
                <mo stretchy="false">(</mo>
                <mrow>
                  <mrow>
                    <mrow>
                      <mrow>
                        <mn>2</mn>
                        <mo stretchy="false">⋅</mo>
                        <mo stretchy="false">π</mo>
                      </mrow>
                      <mo stretchy="false">⋅</mo>
                      <mn>50Hz</mn>
                    </mrow>
                    <mo stretchy="false">⋅</mo>
                    <mn>0.1H</mn>
                  </mrow>
                </mrow>
                <mo stretchy="false">)</mo>
              </mrow>
            </mrow>
            <mrow>
              <msup>
                <mrow>
                  <mo stretchy="false">(</mo>
                  <mrow>
                    <mn>25</mn>
                    <mo stretchy="false">Ω</mo>
                  </mrow>
                  <mo stretchy="false">)</mo>
                </mrow>
                <mn>2</mn>
              </msup>
            </mrow>
          </mfrac>
        </mrow>
        <mo stretchy="false">)</mo>
      </mrow>
    </mrow>
    <annotation encoding="StarMath 5.0">%phi = atan({(2 cdot %pi cdot 50Hz cdot 0.1H)} over {(25%OMEGA)^2})</annotation>
  </semantics>
</math>
</file>

<file path=Object 23/content.xml><?xml version="1.0" encoding="utf-8"?>
<math xmlns="http://www.w3.org/1998/Math/MathML">
  <semantics>
    <mrow>
      <mrow>
        <mi>Z</mi>
        <mo stretchy="false">=</mo>
        <mn>40.1492</mn>
      </mrow>
      <mn>...</mn>
      <mo stretchy="false">Ω</mo>
    </mrow>
    <annotation encoding="StarMath 5.0">Z = 40.1492...%OMEGA</annotation>
  </semantics>
</math>
</file>

<file path=Object 24/content.xml><?xml version="1.0" encoding="utf-8"?>
<math xmlns="http://www.w3.org/1998/Math/MathML">
  <semantics>
    <mrow>
      <mrow>
        <mo stretchy="false">ϕ</mo>
        <mo stretchy="false">=</mo>
        <mn>51.488</mn>
      </mrow>
      <msup>
        <mn>...</mn>
        <mi>o</mi>
      </msup>
    </mrow>
    <annotation encoding="StarMath 5.0">%phi = 51.488...^o</annotation>
  </semantics>
</math>
</file>

<file path=Object 25/content.xml><?xml version="1.0" encoding="utf-8"?>
<math xmlns="http://www.w3.org/1998/Math/MathML">
  <semantics>
    <mrow>
      <mrow>
        <mrow>
          <mrow>
            <mi>I</mi>
            <mo stretchy="false">=</mo>
            <mfrac>
              <mrow>
                <mi>U</mi>
              </mrow>
              <mrow>
                <mi>Z</mi>
              </mrow>
            </mfrac>
          </mrow>
          <mo stretchy="false">=</mo>
          <mfrac>
            <mrow>
              <mn>100V</mn>
            </mrow>
            <mrow>
              <mn>40.1492</mn>
              <mn>...</mn>
              <mo stretchy="false">Ω</mo>
            </mrow>
          </mfrac>
        </mrow>
        <mo stretchy="false">=</mo>
        <mn>2.490</mn>
      </mrow>
      <mn>...</mn>
      <mrow>
        <mi>A</mi>
        <mo stretchy="false">≈</mo>
        <mn>2.5A</mn>
      </mrow>
    </mrow>
    <annotation encoding="StarMath 5.0">I = {U} over {Z} =  {100V} over {40.1492...%OMEGA} = 2.490...A approx 2.5A</annotation>
  </semantics>
</math>
</file>

<file path=Object 26/content.xml><?xml version="1.0" encoding="utf-8"?>
<math xmlns="http://www.w3.org/1998/Math/MathML">
  <semantics>
    <mrow>
      <mrow>
        <msub>
          <mi>U</mi>
          <mi mathvariant="italic">genSisä</mi>
        </msub>
        <mo stretchy="false">=</mo>
        <mn>100V</mn>
      </mrow>
      <mi>,</mi>
      <mi mathvariant="italic">kulma</mi>
      <msup>
        <mn>0</mn>
        <mi>o</mi>
      </msup>
    </mrow>
    <annotation encoding="StarMath 5.0">U_genSisä = 100V, kulma 0^o</annotation>
  </semantics>
</math>
</file>

<file path=Object 27/content.xml><?xml version="1.0" encoding="utf-8"?>
<math xmlns="http://www.w3.org/1998/Math/MathML">
  <semantics>
    <mrow>
      <mrow>
        <msub>
          <mi>Z</mi>
          <mi mathvariant="italic">genSisä</mi>
        </msub>
        <mo stretchy="false">=</mo>
        <mrow>
          <mo stretchy="false">(</mo>
          <mrow>
            <mrow>
              <mn>0.5</mn>
              <mo stretchy="false">+</mo>
              <mn>0.75j</mn>
            </mrow>
          </mrow>
          <mo stretchy="false">)</mo>
        </mrow>
      </mrow>
      <mo stretchy="false">Ω</mo>
    </mrow>
    <annotation encoding="StarMath 5.0">Z_genSisä = (0.5+0.75j)%OMEGA</annotation>
  </semantics>
</math>
</file>

<file path=Object 28/content.xml><?xml version="1.0" encoding="utf-8"?>
<math xmlns="http://www.w3.org/1998/Math/MathML">
  <semantics>
    <mrow>
      <mrow>
        <mi>Z</mi>
        <mo stretchy="false">=</mo>
        <mrow>
          <mo stretchy="false">(</mo>
          <mrow>
            <mrow>
              <mn>0.5</mn>
              <mo stretchy="false">+</mo>
              <mn>0.75j</mn>
            </mrow>
          </mrow>
          <mo stretchy="false">)</mo>
        </mrow>
      </mrow>
      <mrow>
        <mo stretchy="false">Ω</mo>
        <mo stretchy="false">+</mo>
        <msup>
          <mrow>
            <mo stretchy="false">(</mo>
            <mrow>
              <mrow>
                <mfrac>
                  <mrow>
                    <mn>1</mn>
                  </mrow>
                  <mrow>
                    <mrow>
                      <mo stretchy="false">(</mo>
                      <mrow>
                        <mrow>
                          <mn>1</mn>
                          <mo stretchy="false">−</mo>
                          <mn>0.75j</mn>
                        </mrow>
                      </mrow>
                      <mo stretchy="false">)</mo>
                    </mrow>
                    <mo stretchy="false">Ω</mo>
                  </mrow>
                </mfrac>
                <mo stretchy="false">+</mo>
                <mfrac>
                  <mrow>
                    <mn>1</mn>
                  </mrow>
                  <mrow>
                    <mrow>
                      <mo stretchy="false">(</mo>
                      <mrow>
                        <mrow>
                          <mn>1</mn>
                          <mo stretchy="false">+</mo>
                          <mn>2j</mn>
                        </mrow>
                      </mrow>
                      <mo stretchy="false">)</mo>
                    </mrow>
                    <mo stretchy="false">Ω</mo>
                  </mrow>
                </mfrac>
              </mrow>
            </mrow>
            <mo stretchy="false">)</mo>
          </mrow>
          <mrow>
            <mo stretchy="false">−</mo>
            <mn>1</mn>
          </mrow>
        </msup>
      </mrow>
    </mrow>
    <annotation encoding="StarMath 5.0">Z = (0.5 + 0.75j)%OMEGA + ({1} over {(1-0.75j)%OMEGA}+{1} over {(1 + 2j)%OMEGA})^-1</annotation>
  </semantics>
</math>
</file>

<file path=Object 29/content.xml><?xml version="1.0" encoding="utf-8"?>
<math xmlns="http://www.w3.org/1998/Math/MathML">
  <semantics>
    <mrow>
      <mrow>
        <msub>
          <mi>I</mi>
          <mi mathvariant="italic">gen</mi>
        </msub>
        <mo stretchy="false">=</mo>
        <mfrac>
          <mrow>
            <mn>100V</mn>
          </mrow>
          <mrow>
            <mn>1.796</mn>
            <mn>...</mn>
            <mo stretchy="false">Ω</mo>
            <mi>,</mi>
            <mi mathvariant="italic">kulma</mi>
            <msup>
              <mn>20.786</mn>
              <mi>o</mi>
            </msup>
          </mrow>
        </mfrac>
      </mrow>
    </mrow>
    <annotation encoding="StarMath 5.0">I_gen = {100V} over { 1.796...%OMEGA, kulma 20.786^o} </annotation>
  </semantics>
</math>
</file>

<file path=Object 3/content.xml><?xml version="1.0" encoding="utf-8"?>
<math xmlns="http://www.w3.org/1998/Math/MathML">
  <semantics>
    <mrow>
      <mrow>
        <mi>R</mi>
        <mo stretchy="false">=</mo>
        <mn>10</mn>
      </mrow>
      <mo stretchy="false">Ω</mo>
    </mrow>
    <annotation encoding="StarMath 5.0">R = 10%OMEGA</annotation>
  </semantics>
</math>
</file>

<file path=Object 30/content.xml><?xml version="1.0" encoding="utf-8"?>
<math xmlns="http://www.w3.org/1998/Math/MathML">
  <semantics>
    <mrow>
      <mrow>
        <mi>Z</mi>
        <mo stretchy="false">=</mo>
        <mrow>
          <msub>
            <mi>Z</mi>
            <mi mathvariant="italic">internal</mi>
          </msub>
          <mo stretchy="false">+</mo>
          <msup>
            <mrow>
              <mo stretchy="false">(</mo>
              <mrow>
                <mrow>
                  <mfrac>
                    <mrow>
                      <mn>1</mn>
                    </mrow>
                    <mrow>
                      <msub>
                        <mi>X</mi>
                        <mi>C</mi>
                      </msub>
                    </mrow>
                  </mfrac>
                  <mo stretchy="false">+</mo>
                  <mfrac>
                    <mrow>
                      <mn>1</mn>
                    </mrow>
                    <mrow>
                      <msub>
                        <mi>X</mi>
                        <mi>L</mi>
                      </msub>
                    </mrow>
                  </mfrac>
                </mrow>
              </mrow>
              <mo stretchy="false">)</mo>
            </mrow>
            <mrow>
              <mo stretchy="false">−</mo>
              <mn>1</mn>
            </mrow>
          </msup>
        </mrow>
      </mrow>
    </mrow>
    <annotation encoding="StarMath 5.0">Z = Z_internal + ({1} over {X_C} + {1} over {X_L} )^-1</annotation>
  </semantics>
</math>
</file>

<file path=Object 31/content.xml><?xml version="1.0" encoding="utf-8"?>
<math xmlns="http://www.w3.org/1998/Math/MathML">
  <semantics>
    <mrow>
      <mrow>
        <msub>
          <mi>I</mi>
          <mi mathvariant="italic">gen</mi>
        </msub>
        <mo stretchy="false">=</mo>
        <mn>55.656</mn>
      </mrow>
      <mn>..</mn>
      <mi>A</mi>
      <mi>,</mi>
      <mrow>
        <mi mathvariant="italic">kulma</mi>
        <mo stretchy="false">−</mo>
        <mn>20.786</mn>
      </mrow>
      <mrow>
        <msup>
          <mn>...</mn>
          <mi>o</mi>
        </msup>
        <mo stretchy="false">≈</mo>
        <mn>55.7A</mn>
      </mrow>
      <mi>,</mi>
      <mrow>
        <mi mathvariant="italic">kulma</mi>
        <mo stretchy="false">−</mo>
        <msup>
          <mn>20.8</mn>
          <mi>o</mi>
        </msup>
      </mrow>
    </mrow>
    <annotation encoding="StarMath 5.0">I_gen = 55.656..A, kulma -20.786...^o approx 55.7A, kulma -20.8^o</annotation>
  </semantics>
</math>
</file>

<file path=Object 32/content.xml><?xml version="1.0" encoding="utf-8"?>
<math xmlns="http://www.w3.org/1998/Math/MathML">
  <semantics>
    <mrow>
      <mrow>
        <msub>
          <mi>I</mi>
          <mi>C</mi>
        </msub>
        <mo stretchy="false">=</mo>
        <mfrac>
          <mrow>
            <msub>
              <mi>U</mi>
              <mi mathvariant="italic">genUlko</mi>
            </msub>
          </mrow>
          <mrow>
            <msub>
              <mi>X</mi>
              <mi>C</mi>
            </msub>
          </mrow>
        </mfrac>
      </mrow>
    </mrow>
    <annotation encoding="StarMath 5.0">I_C = {U_genUlko} over {X_C} </annotation>
  </semantics>
</math>
</file>

<file path=Object 33/content.xml><?xml version="1.0" encoding="utf-8"?>
<math xmlns="http://www.w3.org/1998/Math/MathML">
  <semantics>
    <mrow>
      <mrow>
        <msub>
          <mi>I</mi>
          <mi>C</mi>
        </msub>
        <mo stretchy="false">=</mo>
        <mn>52.7676</mn>
      </mrow>
      <mn>...</mn>
      <mi>A</mi>
      <mi>,</mi>
      <mi mathvariant="italic">kulma</mi>
      <mn>10.642</mn>
      <msup>
        <mn>...</mn>
        <mi>o</mi>
      </msup>
    </mrow>
    <annotation encoding="StarMath 5.0">I_C = 52.7676...A, kulma 10.642...^o</annotation>
  </semantics>
</math>
</file>

<file path=Object 34/content.xml><?xml version="1.0" encoding="utf-8"?>
<math xmlns="http://www.w3.org/1998/Math/MathML">
  <semantics>
    <mrow>
      <mrow>
        <msub>
          <mi>U</mi>
          <mi mathvariant="italic">genUlko</mi>
        </msub>
        <mo stretchy="false">=</mo>
        <mrow>
          <msub>
            <mi>U</mi>
            <mi mathvariant="italic">genSisä</mi>
          </msub>
          <mo stretchy="false">−</mo>
          <mrow>
            <msub>
              <mi>I</mi>
              <mi mathvariant="italic">gen</mi>
            </msub>
            <mo stretchy="false">⋅</mo>
            <msub>
              <mi>Z</mi>
              <mi mathvariant="italic">genSisä</mi>
            </msub>
          </mrow>
        </mrow>
      </mrow>
    </mrow>
    <annotation encoding="StarMath 5.0">U_genUlko = U_genSisä - I_gen cdot Z_genSisä </annotation>
  </semantics>
</math>
</file>

<file path=Object 35/content.xml><?xml version="1.0" encoding="utf-8"?>
<math xmlns="http://www.w3.org/1998/Math/MathML">
  <semantics>
    <mrow>
      <mrow>
        <msub>
          <mi>U</mi>
          <mi mathvariant="italic">genUlko</mi>
        </msub>
        <mo stretchy="false">=</mo>
        <mrow>
          <mn>100V</mn>
          <mo stretchy="false">−</mo>
          <mrow>
            <mrow>
              <mo stretchy="false">(</mo>
              <mrow>
                <mn>55.656</mn>
                <mn>...</mn>
                <mi>A</mi>
                <mi>,</mi>
                <mrow>
                  <mi mathvariant="italic">kulma</mi>
                  <mo stretchy="false">−</mo>
                  <mn>20.786</mn>
                </mrow>
                <msup>
                  <mn>...</mn>
                  <mi>o</mi>
                </msup>
              </mrow>
              <mo stretchy="false">)</mo>
            </mrow>
            <mo stretchy="false">⋅</mo>
            <mrow>
              <mo stretchy="false">(</mo>
              <mrow>
                <mrow>
                  <mn>0.5</mn>
                  <mo stretchy="false">+</mo>
                  <mn>0.75j</mn>
                </mrow>
              </mrow>
              <mo stretchy="false">)</mo>
            </mrow>
          </mrow>
        </mrow>
      </mrow>
    </mrow>
    <annotation encoding="StarMath 5.0">U_genUlko = 100V - (55.656...A, kulma -20.786...^o) cdot (0.5+0.75j)</annotation>
  </semantics>
</math>
</file>

<file path=Object 36/content.xml><?xml version="1.0" encoding="utf-8"?>
<math xmlns="http://www.w3.org/1998/Math/MathML">
  <semantics>
    <mrow>
      <mrow>
        <mi>R</mi>
        <mo stretchy="false">=</mo>
        <mn>200</mn>
      </mrow>
      <mo stretchy="false">Ω</mo>
    </mrow>
    <annotation encoding="StarMath 5.0">R = 200%OMEGA</annotation>
  </semantics>
</math>
</file>

<file path=Object 37/content.xml><?xml version="1.0" encoding="utf-8"?>
<math xmlns="http://www.w3.org/1998/Math/MathML">
  <semantics>
    <mrow>
      <mrow>
        <mi>U</mi>
        <mo stretchy="false">=</mo>
        <mn>220V</mn>
      </mrow>
    </mrow>
    <annotation encoding="StarMath 5.0">U = 220V</annotation>
  </semantics>
</math>
</file>

<file path=Object 38/content.xml><?xml version="1.0" encoding="utf-8"?>
<math xmlns="http://www.w3.org/1998/Math/MathML">
  <semantics>
    <mrow>
      <mrow>
        <mi>f</mi>
        <mo stretchy="false">=</mo>
        <mn>50Hz</mn>
      </mrow>
    </mrow>
    <annotation encoding="StarMath 5.0">f = 50Hz</annotation>
  </semantics>
</math>
</file>

<file path=Object 39/content.xml><?xml version="1.0" encoding="utf-8"?>
<math xmlns="http://www.w3.org/1998/Math/MathML">
  <semantics>
    <mrow>
      <mrow>
        <mi>R</mi>
        <mo stretchy="false">=</mo>
        <mn>200</mn>
      </mrow>
      <mo stretchy="false">Ω</mo>
    </mrow>
    <annotation encoding="StarMath 5.0">R = 200%OMEGA</annotation>
  </semantics>
</math>
</file>

<file path=Object 4/content.xml><?xml version="1.0" encoding="utf-8"?>
<math xmlns="http://www.w3.org/1998/Math/MathML">
  <semantics>
    <mrow>
      <mrow>
        <mi>U</mi>
        <mo stretchy="false">=</mo>
        <mn>100V</mn>
      </mrow>
    </mrow>
    <annotation encoding="StarMath 5.0">U = 100V</annotation>
  </semantics>
</math>
</file>

<file path=Object 40/content.xml><?xml version="1.0" encoding="utf-8"?>
<math xmlns="http://www.w3.org/1998/Math/MathML">
  <semantics>
    <mrow>
      <mrow>
        <mi>L</mi>
        <mo stretchy="false">=</mo>
        <mi>?</mi>
      </mrow>
    </mrow>
    <annotation encoding="StarMath 5.0">L = ?
</annotation>
  </semantics>
</math>
</file>

<file path=Object 41/content.xml><?xml version="1.0" encoding="utf-8"?>
<math xmlns="http://www.w3.org/1998/Math/MathML">
  <semantics>
    <mrow>
      <mrow>
        <mi>I</mi>
        <mo stretchy="false">=</mo>
        <mfrac>
          <mrow>
            <mi>U</mi>
          </mrow>
          <mrow>
            <mi>Z</mi>
          </mrow>
        </mfrac>
      </mrow>
    </mrow>
    <annotation encoding="StarMath 5.0">I = {U} over {Z}</annotation>
  </semantics>
</math>
</file>

<file path=Object 42/content.xml><?xml version="1.0" encoding="utf-8"?>
<math xmlns="http://www.w3.org/1998/Math/MathML">
  <semantics>
    <mrow>
      <mrow>
        <mi>I</mi>
        <mo stretchy="false">=</mo>
        <mn>0.585</mn>
      </mrow>
      <mn>...</mn>
      <mi>A</mi>
      <mrow>
        <mi>,</mi>
        <mo stretchy="false">−</mo>
        <mn>57.858</mn>
      </mrow>
      <msup>
        <mn>...</mn>
        <mi>o</mi>
      </msup>
    </mrow>
    <annotation encoding="StarMath 5.0">I = 0.585... A, -57.858...^o</annotation>
  </semantics>
</math>
</file>

<file path=Object 43/content.xml><?xml version="1.0" encoding="utf-8"?>
<math xmlns="http://www.w3.org/1998/Math/MathML">
  <semantics>
    <mrow>
      <mrow>
        <mi>I</mi>
        <mo stretchy="false">=</mo>
        <mfrac>
          <mrow>
            <mn>220V</mn>
          </mrow>
          <mrow>
            <mrow>
              <mo stretchy="false">(</mo>
              <mrow>
                <mrow>
                  <mn>200</mn>
                  <mo stretchy="false">+</mo>
                  <mrow>
                    <mn>1</mn>
                    <mo stretchy="false">/</mo>
                    <mrow>
                      <mo stretchy="false">(</mo>
                      <mrow>
                        <mrow>
                          <mrow>
                            <mrow>
                              <mn>2</mn>
                              <mo stretchy="false">⋅</mo>
                              <mo stretchy="false">π</mo>
                            </mrow>
                            <mo stretchy="false">⋅</mo>
                            <mn>50Hz</mn>
                          </mrow>
                          <mo stretchy="false">⋅</mo>
                          <mn>10</mn>
                        </mrow>
                        <mo stretchy="false">μ</mo>
                        <mi>F</mi>
                      </mrow>
                      <mo stretchy="false">)</mo>
                    </mrow>
                  </mrow>
                </mrow>
                <mi>j</mi>
              </mrow>
              <mo stretchy="false">)</mo>
            </mrow>
            <mo stretchy="false">Ω</mo>
          </mrow>
        </mfrac>
      </mrow>
    </mrow>
    <annotation encoding="StarMath 5.0">I = {220V} over {(200 + 1/(2 cdot %pi cdot 50Hz cdot 10%mu F)j)%OMEGA}</annotation>
  </semantics>
</math>
</file>

<file path=Object 44/content.xml><?xml version="1.0" encoding="utf-8"?>
<math xmlns="http://www.w3.org/1998/Math/MathML">
  <semantics>
    <mrow>
      <mrow>
        <mi>I</mi>
        <mo stretchy="false">=</mo>
        <mrow>
          <mo stretchy="false">(</mo>
          <mrow>
            <mrow>
              <mn>0.3113475196426125</mn>
              <mo stretchy="false">−</mo>
              <mn>0.4955249677052275j</mn>
            </mrow>
          </mrow>
          <mo stretchy="false">)</mo>
        </mrow>
      </mrow>
    </mrow>
    <annotation encoding="StarMath 5.0">I = (0.3113475196426125-0.4955249677052275j)</annotation>
  </semantics>
</math>
</file>

<file path=Object 45/content.xml><?xml version="1.0" encoding="utf-8"?>
<math xmlns="http://www.w3.org/1998/Math/MathML">
  <semantics>
    <mrow>
      <mn>0.585</mn>
      <mn>...</mn>
      <mrow>
        <mi>A</mi>
        <mo stretchy="false">=</mo>
        <mfrac>
          <mrow>
            <mn>220V</mn>
          </mrow>
          <mrow>
            <msqrt>
              <mrow>
                <mo stretchy="false">(</mo>
                <mrow>
                  <mrow>
                    <msup>
                      <mrow>
                        <mo stretchy="false">(</mo>
                        <mrow>
                          <mn>200</mn>
                          <mo stretchy="false">Ω</mo>
                        </mrow>
                        <mo stretchy="false">)</mo>
                      </mrow>
                      <mn>2</mn>
                    </msup>
                    <mo stretchy="false">+</mo>
                    <msup>
                      <mrow>
                        <mo stretchy="false">(</mo>
                        <mrow>
                          <mrow>
                            <mrow>
                              <mrow>
                                <mrow>
                                  <mn>2</mn>
                                  <mo stretchy="false">⋅</mo>
                                  <mo stretchy="false">π</mo>
                                </mrow>
                                <mo stretchy="false">⋅</mo>
                                <mn>50Hz</mn>
                              </mrow>
                              <mo stretchy="false">⋅</mo>
                              <mi>L</mi>
                            </mrow>
                            <mo stretchy="false">−</mo>
                            <mrow>
                              <mrow>
                                <mrow>
                                  <mrow>
                                    <mn>1</mn>
                                    <mo stretchy="false">/</mo>
                                    <mn>2</mn>
                                  </mrow>
                                  <mo stretchy="false">⋅</mo>
                                  <mo stretchy="false">π</mo>
                                </mrow>
                                <mo stretchy="false">⋅</mo>
                                <mn>50Hz</mn>
                              </mrow>
                              <mo stretchy="false">⋅</mo>
                              <mn>10</mn>
                            </mrow>
                          </mrow>
                          <mo stretchy="false">μ</mo>
                          <mi>F</mi>
                        </mrow>
                        <mo stretchy="false">)</mo>
                      </mrow>
                      <mn>2</mn>
                    </msup>
                  </mrow>
                </mrow>
                <mo stretchy="false">)</mo>
              </mrow>
            </msqrt>
          </mrow>
        </mfrac>
      </mrow>
    </mrow>
    <annotation encoding="StarMath 5.0">0.585... A = {220V} over {sqrt((200%OMEGA)^2 + (2 cdot %pi cdot 50Hz cdot L - 1/2 cdot %pi cdot 50Hz cdot 10%mu F)^2)} </annotation>
  </semantics>
</math>
</file>

<file path=Object 46/content.xml><?xml version="1.0" encoding="utf-8"?>
<math xmlns="http://www.w3.org/1998/Math/MathML">
  <semantics>
    <mrow>
      <mrow>
        <msup>
          <mrow>
            <mo stretchy="false">(</mo>
            <mrow>
              <mfrac>
                <mrow>
                  <mn>220V</mn>
                </mrow>
                <mrow>
                  <mn>0.585</mn>
                  <mn>...</mn>
                  <mi>A</mi>
                </mrow>
              </mfrac>
            </mrow>
            <mo stretchy="false">)</mo>
          </mrow>
          <mn>2</mn>
        </msup>
        <mo stretchy="false">=</mo>
        <mrow>
          <msup>
            <mrow>
              <mo stretchy="false">(</mo>
              <mrow>
                <mn>200</mn>
                <mo stretchy="false">Ω</mo>
              </mrow>
              <mo stretchy="false">)</mo>
            </mrow>
            <mn>2</mn>
          </msup>
          <mo stretchy="false">+</mo>
          <msup>
            <mrow>
              <mo stretchy="false">(</mo>
              <mrow>
                <mrow>
                  <mrow>
                    <mrow>
                      <mrow>
                        <mn>2</mn>
                        <mo stretchy="false">⋅</mo>
                        <mo stretchy="false">π</mo>
                      </mrow>
                      <mo stretchy="false">⋅</mo>
                      <mn>50Hz</mn>
                    </mrow>
                    <mo stretchy="false">⋅</mo>
                    <mi>L</mi>
                  </mrow>
                  <mo stretchy="false">−</mo>
                  <mfrac>
                    <mrow>
                      <mn>1</mn>
                    </mrow>
                    <mrow>
                      <mrow>
                        <mrow>
                          <mrow>
                            <mn>2</mn>
                            <mo stretchy="false">⋅</mo>
                            <mo stretchy="false">π</mo>
                          </mrow>
                          <mo stretchy="false">⋅</mo>
                          <mn>50Hz</mn>
                        </mrow>
                        <mo stretchy="false">⋅</mo>
                        <mn>10</mn>
                      </mrow>
                      <mo stretchy="false">μ</mo>
                      <mi>F</mi>
                    </mrow>
                  </mfrac>
                </mrow>
              </mrow>
              <mo stretchy="false">)</mo>
            </mrow>
            <mn>2</mn>
          </msup>
        </mrow>
      </mrow>
    </mrow>
    <annotation encoding="StarMath 5.0"> ({220V} over {0.585... A})^2 = (200%OMEGA)^2 + (2 cdot %pi cdot 50Hz cdot L - {1} over {2 cdot %pi cdot 50Hz cdot 10%mu F})^2</annotation>
  </semantics>
</math>
</file>

<file path=Object 47/content.xml><?xml version="1.0" encoding="utf-8"?>
<math xmlns="http://www.w3.org/1998/Math/MathML">
  <semantics>
    <mrow>
      <mrow>
        <msqrt>
          <mrow>
            <mo stretchy="false">(</mo>
            <mrow>
              <mrow>
                <msup>
                  <mrow>
                    <mo stretchy="false">(</mo>
                    <mrow>
                      <mfrac>
                        <mrow>
                          <mn>220V</mn>
                        </mrow>
                        <mrow>
                          <mn>0.585</mn>
                          <mn>...</mn>
                          <mi>A</mi>
                        </mrow>
                      </mfrac>
                    </mrow>
                    <mo stretchy="false">)</mo>
                  </mrow>
                  <mn>2</mn>
                </msup>
                <mo stretchy="false">−</mo>
                <msup>
                  <mrow>
                    <mo stretchy="false">(</mo>
                    <mrow>
                      <mn>200</mn>
                      <mo stretchy="false">Ω</mo>
                    </mrow>
                    <mo stretchy="false">)</mo>
                  </mrow>
                  <mn>2</mn>
                </msup>
              </mrow>
            </mrow>
            <mo stretchy="false">)</mo>
          </mrow>
        </msqrt>
        <mo stretchy="false">=</mo>
        <mrow>
          <mrow>
            <mrow>
              <mrow>
                <mn>2</mn>
                <mo stretchy="false">⋅</mo>
                <mo stretchy="false">π</mo>
              </mrow>
              <mo stretchy="false">⋅</mo>
              <mn>50Hz</mn>
            </mrow>
            <mo stretchy="false">⋅</mo>
            <mi>L</mi>
          </mrow>
          <mo stretchy="false">−</mo>
          <mfrac>
            <mrow>
              <mn>1</mn>
            </mrow>
            <mrow>
              <mrow>
                <mrow>
                  <mrow>
                    <mn>2</mn>
                    <mo stretchy="false">⋅</mo>
                    <mo stretchy="false">π</mo>
                  </mrow>
                  <mo stretchy="false">⋅</mo>
                  <mn>50Hz</mn>
                </mrow>
                <mo stretchy="false">⋅</mo>
                <mn>10</mn>
              </mrow>
              <mo stretchy="false">μ</mo>
              <mi>F</mi>
            </mrow>
          </mfrac>
        </mrow>
      </mrow>
    </mrow>
    <annotation encoding="StarMath 5.0"> sqrt(({220V} over {0.585... A})^2 - (200%OMEGA)^2) =  2 cdot %pi cdot 50Hz cdot L - {1} over {2 cdot %pi cdot 50Hz cdot 10%mu F}</annotation>
  </semantics>
</math>
</file>

<file path=Object 48/content.xml><?xml version="1.0" encoding="utf-8"?>
<math xmlns="http://www.w3.org/1998/Math/MathML">
  <semantics>
    <mrow>
      <mrow>
        <mfrac>
          <mrow>
            <mrow>
              <msqrt>
                <mrow>
                  <mo stretchy="false">(</mo>
                  <mrow>
                    <mrow>
                      <msup>
                        <mrow>
                          <mo stretchy="false">(</mo>
                          <mrow>
                            <mfrac>
                              <mrow>
                                <mn>220V</mn>
                              </mrow>
                              <mrow>
                                <mn>0.585</mn>
                                <mn>...</mn>
                                <mi>A</mi>
                              </mrow>
                            </mfrac>
                          </mrow>
                          <mo stretchy="false">)</mo>
                        </mrow>
                        <mn>2</mn>
                      </msup>
                      <mo stretchy="false">−</mo>
                      <msup>
                        <mrow>
                          <mo stretchy="false">(</mo>
                          <mrow>
                            <mn>200</mn>
                            <mo stretchy="false">Ω</mo>
                          </mrow>
                          <mo stretchy="false">)</mo>
                        </mrow>
                        <mn>2</mn>
                      </msup>
                    </mrow>
                  </mrow>
                  <mo stretchy="false">)</mo>
                </mrow>
              </msqrt>
              <mo stretchy="false">+</mo>
              <mfrac>
                <mrow>
                  <mn>1</mn>
                </mrow>
                <mrow>
                  <mrow>
                    <mrow>
                      <mrow>
                        <mn>2</mn>
                        <mo stretchy="false">⋅</mo>
                        <mo stretchy="false">π</mo>
                      </mrow>
                      <mo stretchy="false">⋅</mo>
                      <mn>50Hz</mn>
                    </mrow>
                    <mo stretchy="false">⋅</mo>
                    <mn>10</mn>
                  </mrow>
                  <mo stretchy="false">μ</mo>
                  <mi>F</mi>
                </mrow>
              </mfrac>
            </mrow>
          </mrow>
          <mrow>
            <mrow>
              <mrow>
                <mn>2</mn>
                <mo stretchy="false">⋅</mo>
                <mo stretchy="false">π</mo>
              </mrow>
              <mo stretchy="false">⋅</mo>
              <mn>50Hz</mn>
            </mrow>
          </mrow>
        </mfrac>
        <mo stretchy="false">=</mo>
        <mi>L</mi>
      </mrow>
    </mrow>
    <annotation encoding="StarMath 5.0"> {sqrt(({220V} over {0.585... A})^2 - (200%OMEGA)^2) +{1} over {2 cdot %pi cdot 50Hz cdot 10%mu F}} over { 2 cdot %pi cdot 50Hz}  =  L </annotation>
  </semantics>
</math>
</file>

<file path=Object 49/content.xml><?xml version="1.0" encoding="utf-8"?>
<math xmlns="http://www.w3.org/1998/Math/MathML">
  <semantics>
    <mrow>
      <mrow>
        <mi>L</mi>
        <mo stretchy="false">=</mo>
        <mn>2.0264236</mn>
      </mrow>
      <mn>...</mn>
      <mrow>
        <mi>H</mi>
        <mo stretchy="false">≈</mo>
        <mn>2.03H</mn>
      </mrow>
    </mrow>
    <annotation encoding="StarMath 5.0">L = 2.0264236...H approx 2.03H</annotation>
  </semantics>
</math>
</file>

<file path=Object 5/content.xml><?xml version="1.0" encoding="utf-8"?>
<math xmlns="http://www.w3.org/1998/Math/MathML">
  <semantics>
    <mrow>
      <mrow>
        <mi>f</mi>
        <mo stretchy="false">=</mo>
        <mn>50Hz</mn>
      </mrow>
    </mrow>
    <annotation encoding="StarMath 5.0">f = 50Hz</annotation>
  </semantics>
</math>
</file>

<file path=Object 50/content.xml><?xml version="1.0" encoding="utf-8"?>
<math xmlns="http://www.w3.org/1998/Math/MathML">
  <semantics>
    <mrow>
      <mrow>
        <mi>R</mi>
        <mo stretchy="false">=</mo>
        <mn>18</mn>
      </mrow>
      <mo stretchy="false">Ω</mo>
    </mrow>
    <annotation encoding="StarMath 5.0">R = 18%OMEGA</annotation>
  </semantics>
</math>
</file>

<file path=Object 51/content.xml><?xml version="1.0" encoding="utf-8"?>
<math xmlns="http://www.w3.org/1998/Math/MathML">
  <semantics>
    <mrow>
      <mrow>
        <mi>C</mi>
        <mo stretchy="false">=</mo>
        <mrow>
          <mn>150</mn>
          <mo stretchy="false">⋅</mo>
          <msup>
            <mn>10</mn>
            <mrow>
              <mo stretchy="false">−</mo>
              <mn>6</mn>
            </mrow>
          </msup>
        </mrow>
      </mrow>
      <mi>F</mi>
    </mrow>
    <annotation encoding="StarMath 5.0">C = 150 cdot 10^-6 F</annotation>
  </semantics>
</math>
</file>

<file path=Object 52/content.xml><?xml version="1.0" encoding="utf-8"?>
<math xmlns="http://www.w3.org/1998/Math/MathML">
  <semantics>
    <mrow>
      <mrow>
        <mi>U</mi>
        <mo stretchy="false">=</mo>
        <mn>380V</mn>
      </mrow>
    </mrow>
    <annotation encoding="StarMath 5.0">U = 380V</annotation>
  </semantics>
</math>
</file>

<file path=Object 53/content.xml><?xml version="1.0" encoding="utf-8"?>
<math xmlns="http://www.w3.org/1998/Math/MathML">
  <semantics>
    <mrow>
      <mrow>
        <mi>f</mi>
        <mo stretchy="false">=</mo>
        <mn>50Hz</mn>
      </mrow>
    </mrow>
    <annotation encoding="StarMath 5.0">f = 50Hz</annotation>
  </semantics>
</math>
</file>

<file path=Object 54/content.xml><?xml version="1.0" encoding="utf-8"?>
<math xmlns="http://www.w3.org/1998/Math/MathML">
  <semantics>
    <mrow>
      <mrow>
        <msub>
          <mi>I</mi>
          <mn>1</mn>
        </msub>
        <mo stretchy="false">=</mo>
        <mi>?</mi>
      </mrow>
    </mrow>
    <annotation encoding="StarMath 5.0">I_1 = ?</annotation>
  </semantics>
</math>
</file>

<file path=Object 55/content.xml><?xml version="1.0" encoding="utf-8"?>
<math xmlns="http://www.w3.org/1998/Math/MathML">
  <semantics>
    <mrow>
      <mrow>
        <msub>
          <mi>I</mi>
          <mn>2</mn>
        </msub>
        <mo stretchy="false">=</mo>
        <mi>?</mi>
      </mrow>
    </mrow>
    <annotation encoding="StarMath 5.0">I_2 = ?</annotation>
  </semantics>
</math>
</file>

<file path=Object 56/content.xml><?xml version="1.0" encoding="utf-8"?>
<math xmlns="http://www.w3.org/1998/Math/MathML">
  <semantics>
    <mrow>
      <mrow>
        <msub>
          <mi>I</mi>
          <mn>3</mn>
        </msub>
        <mo stretchy="false">=</mo>
        <mi>?</mi>
      </mrow>
    </mrow>
    <annotation encoding="StarMath 5.0">I_3 = ?</annotation>
  </semantics>
</math>
</file>

<file path=Object 57/content.xml><?xml version="1.0" encoding="utf-8"?>
<math xmlns="http://www.w3.org/1998/Math/MathML">
  <semantics>
    <mrow>
      <mrow>
        <mi>Z</mi>
        <mo stretchy="false">=</mo>
        <mi>?</mi>
      </mrow>
    </mrow>
    <annotation encoding="StarMath 5.0">Z = ?</annotation>
  </semantics>
</math>
</file>

<file path=Object 58/content.xml><?xml version="1.0" encoding="utf-8"?>
<math xmlns="http://www.w3.org/1998/Math/MathML">
  <semantics>
    <mrow>
      <mrow>
        <msub>
          <mi>Z</mi>
          <mi mathvariant="italic">koko</mi>
        </msub>
        <mo stretchy="false">=</mo>
        <msup>
          <mrow>
            <mo stretchy="false">(</mo>
            <mrow>
              <mrow>
                <mfrac>
                  <mrow>
                    <mn>1</mn>
                  </mrow>
                  <mrow>
                    <mn>18</mn>
                    <mo stretchy="false">Ω</mo>
                  </mrow>
                </mfrac>
                <mo stretchy="false">+</mo>
                <mrow>
                  <mo stretchy="false">(</mo>
                  <mrow>
                    <mrow>
                      <mrow>
                        <mrow>
                          <mrow>
                            <mn>2</mn>
                            <mo stretchy="false">⋅</mo>
                            <mo stretchy="false">π</mo>
                          </mrow>
                          <mo stretchy="false">⋅</mo>
                          <mn>50Hz</mn>
                        </mrow>
                        <mo stretchy="false">⋅</mo>
                        <mn>150</mn>
                      </mrow>
                      <mo stretchy="false">⋅</mo>
                      <msup>
                        <mn>10</mn>
                        <mrow>
                          <mo stretchy="false">−</mo>
                          <mn>6</mn>
                        </mrow>
                      </msup>
                    </mrow>
                    <mi>F</mi>
                  </mrow>
                  <mo stretchy="false">)</mo>
                </mrow>
              </mrow>
              <mi>j</mi>
            </mrow>
            <mo stretchy="false">)</mo>
          </mrow>
          <mrow>
            <mo stretchy="false">−</mo>
            <mn>1</mn>
          </mrow>
        </msup>
      </mrow>
      <mo stretchy="false">Ω</mo>
    </mrow>
    <annotation encoding="StarMath 5.0">Z_koko = ({1} over {18%OMEGA}+(2 cdot %pi cdot 50Hz cdot 150 cdot 10^-6 F)j)^-1%OMEGA</annotation>
  </semantics>
</math>
</file>

<file path=Object 59/content.xml><?xml version="1.0" encoding="utf-8"?>
<math xmlns="http://www.w3.org/1998/Math/MathML">
  <semantics>
    <mrow>
      <mrow>
        <msub>
          <mi>I</mi>
          <mn>1</mn>
        </msub>
        <mo stretchy="false">=</mo>
        <mfrac>
          <mrow>
            <mi>U</mi>
          </mrow>
          <mrow>
            <msub>
              <mi>Z</mi>
              <mi mathvariant="italic">koko</mi>
            </msub>
          </mrow>
        </mfrac>
      </mrow>
    </mrow>
    <annotation encoding="StarMath 5.0">I_1 = {U} over {Z_koko} </annotation>
  </semantics>
</math>
</file>

<file path=Object 6/content.xml><?xml version="1.0" encoding="utf-8"?>
<math xmlns="http://www.w3.org/1998/Math/MathML">
  <semantics>
    <mrow>
      <mrow>
        <msub>
          <mi>Z</mi>
          <mi>L</mi>
        </msub>
        <mo stretchy="false">=</mo>
        <mrow>
          <mo stretchy="false">(</mo>
          <mrow>
            <mrow>
              <mn>1</mn>
              <mo stretchy="false">+</mo>
              <mn>2j</mn>
            </mrow>
          </mrow>
          <mo stretchy="false">)</mo>
        </mrow>
      </mrow>
      <mo stretchy="false">Ω</mo>
    </mrow>
    <annotation encoding="StarMath 5.0">Z_L = (1+2j)%OMEGA</annotation>
  </semantics>
</math>
</file>

<file path=Object 60/content.xml><?xml version="1.0" encoding="utf-8"?>
<math xmlns="http://www.w3.org/1998/Math/MathML">
  <semantics>
    <mrow>
      <mrow>
        <msub>
          <mi>I</mi>
          <mn>1</mn>
        </msub>
        <mo stretchy="false">=</mo>
        <mfrac>
          <mrow>
            <mn>380V</mn>
          </mrow>
          <mrow>
            <mrow>
              <mo stretchy="false">(</mo>
              <mrow>
                <mrow>
                  <mn>10.462</mn>
                  <mo stretchy="false">−</mo>
                  <mn>8.879j</mn>
                </mrow>
              </mrow>
              <mo stretchy="false">)</mo>
            </mrow>
          </mrow>
        </mfrac>
      </mrow>
    </mrow>
    <annotation encoding="StarMath 5.0">I_1 = {380V} over {(10.462-8.879j)} </annotation>
  </semantics>
</math>
</file>

<file path=Object 61/content.xml><?xml version="1.0" encoding="utf-8"?>
<math xmlns="http://www.w3.org/1998/Math/MathML">
  <semantics>
    <mrow>
      <mrow>
        <msub>
          <mi>I</mi>
          <mn>1</mn>
        </msub>
        <mo stretchy="false">=</mo>
        <mn>27.682</mn>
      </mrow>
      <mn>...</mn>
      <mi>A</mi>
      <mi>,</mi>
      <mi mathvariant="italic">kulma</mi>
      <mn>40.3056</mn>
      <mrow>
        <msup>
          <mn>...</mn>
          <mi>o</mi>
        </msup>
        <mo stretchy="false">≈</mo>
        <mn>27.7A</mn>
      </mrow>
      <mi>,</mi>
      <mi mathvariant="italic">kulma</mi>
      <msup>
        <mn>40.3</mn>
        <mi>o</mi>
      </msup>
    </mrow>
    <annotation encoding="StarMath 5.0">I_1 = 27.682...A, kulma 40.3056...^o approx 27.7A, kulma 40.3^o</annotation>
  </semantics>
</math>
</file>

<file path=Object 62/content.xml><?xml version="1.0" encoding="utf-8"?>
<math xmlns="http://www.w3.org/1998/Math/MathML">
  <semantics>
    <mrow>
      <mrow>
        <msub>
          <mi>I</mi>
          <mn>2</mn>
        </msub>
        <mo stretchy="false">=</mo>
        <mfrac>
          <mrow>
            <mi>U</mi>
          </mrow>
          <mrow>
            <msub>
              <mi>Z</mi>
              <mi>R</mi>
            </msub>
          </mrow>
        </mfrac>
      </mrow>
    </mrow>
    <annotation encoding="StarMath 5.0">I_2 = {U} over {Z_R} </annotation>
  </semantics>
</math>
</file>

<file path=Object 63/content.xml><?xml version="1.0" encoding="utf-8"?>
<math xmlns="http://www.w3.org/1998/Math/MathML">
  <semantics>
    <mrow>
      <mrow>
        <msub>
          <mi>I</mi>
          <mn>2</mn>
        </msub>
        <mo stretchy="false">=</mo>
        <mfrac>
          <mrow>
            <mn>380V</mn>
          </mrow>
          <mrow>
            <mn>18</mn>
            <mo stretchy="false">Ω</mo>
          </mrow>
        </mfrac>
      </mrow>
    </mrow>
    <annotation encoding="StarMath 5.0">I_2 = {380V} over {18%OMEGA} </annotation>
  </semantics>
</math>
</file>

<file path=Object 64/content.xml><?xml version="1.0" encoding="utf-8"?>
<math xmlns="http://www.w3.org/1998/Math/MathML">
  <semantics>
    <mrow>
      <mrow>
        <msub>
          <mi>Z</mi>
          <mi mathvariant="italic">koko</mi>
        </msub>
        <mo stretchy="false">=</mo>
        <mrow>
          <mo stretchy="false">(</mo>
          <mrow>
            <mrow>
              <mn>10.462</mn>
              <mo stretchy="false">−</mo>
              <mn>8.879j</mn>
            </mrow>
          </mrow>
          <mo stretchy="false">)</mo>
        </mrow>
      </mrow>
    </mrow>
    <annotation encoding="StarMath 5.0">Z_koko = (10.462-8.879j)</annotation>
  </semantics>
</math>
</file>

<file path=Object 65/content.xml><?xml version="1.0" encoding="utf-8"?>
<math xmlns="http://www.w3.org/1998/Math/MathML">
  <semantics>
    <mrow>
      <mrow>
        <msub>
          <mi>Z</mi>
          <mi mathvariant="italic">koko</mi>
        </msub>
        <mo stretchy="false">=</mo>
        <mn>13.7</mn>
      </mrow>
      <mo stretchy="false">Ω</mo>
      <mrow>
        <mi>,</mi>
        <mo stretchy="false">−</mo>
        <msup>
          <mn>40.3</mn>
          <mi>o</mi>
        </msup>
      </mrow>
    </mrow>
    <annotation encoding="StarMath 5.0">Z_koko = 13.7%OMEGA, -40.3^o</annotation>
  </semantics>
</math>
</file>

<file path=Object 66/content.xml><?xml version="1.0" encoding="utf-8"?>
<math xmlns="http://www.w3.org/1998/Math/MathML">
  <semantics>
    <mrow>
      <mrow>
        <msub>
          <mi>I</mi>
          <mn>2</mn>
        </msub>
        <mo stretchy="false">=</mo>
        <mn>21.111</mn>
      </mrow>
      <mn>...</mn>
      <mrow>
        <mi>A</mi>
        <mo stretchy="false">≈</mo>
        <mn>21.1A</mn>
      </mrow>
      <mi>,</mi>
      <mi mathvariant="italic">kulma</mi>
      <msup>
        <mn>0</mn>
        <mi>o</mi>
      </msup>
      <mrow>
        <mo stretchy="false">(</mo>
        <mrow>
          <mi mathvariant="italic">Vastus</mi>
          <mi mathvariant="italic">ei</mi>
          <mi mathvariant="italic">aiheuta</mi>
          <mi mathvariant="italic">vaihesiirtoa</mi>
        </mrow>
        <mo stretchy="false">)</mo>
      </mrow>
    </mrow>
    <annotation encoding="StarMath 5.0">I_2 = 21.111...A approx 21.1A, kulma 0^o (Vastus ei aiheuta vaihesiirtoa)</annotation>
  </semantics>
</math>
</file>

<file path=Object 67/content.xml><?xml version="1.0" encoding="utf-8"?>
<math xmlns="http://www.w3.org/1998/Math/MathML">
  <semantics>
    <mrow>
      <mrow>
        <msub>
          <mi>I</mi>
          <mn>3</mn>
        </msub>
        <mo stretchy="false">=</mo>
        <mfrac>
          <mrow>
            <mi>U</mi>
          </mrow>
          <mrow>
            <msub>
              <mi>Z</mi>
              <mi>C</mi>
            </msub>
          </mrow>
        </mfrac>
      </mrow>
    </mrow>
    <annotation encoding="StarMath 5.0">I_3 = {U} over {Z_C} </annotation>
  </semantics>
</math>
</file>

<file path=Object 68/content.xml><?xml version="1.0" encoding="utf-8"?>
<math xmlns="http://www.w3.org/1998/Math/MathML">
  <semantics>
    <mrow>
      <mrow>
        <msub>
          <mi>I</mi>
          <mn>3</mn>
        </msub>
        <mo stretchy="false">=</mo>
        <mfrac>
          <mrow>
            <mn>380V</mn>
          </mrow>
          <mrow>
            <mrow>
              <mo stretchy="false">(</mo>
              <mrow>
                <mrow>
                  <mn>0</mn>
                  <mo stretchy="false">−</mo>
                  <mrow>
                    <mo stretchy="false">(</mo>
                    <mrow>
                      <mrow>
                        <mn>150</mn>
                        <mo stretchy="false">⋅</mo>
                        <msup>
                          <mn>10</mn>
                          <mrow>
                            <mo stretchy="false">−</mo>
                            <mn>6</mn>
                          </mrow>
                        </msup>
                      </mrow>
                      <mi>F</mi>
                    </mrow>
                    <mo stretchy="false">)</mo>
                  </mrow>
                </mrow>
                <mi>j</mi>
              </mrow>
              <mo stretchy="false">)</mo>
            </mrow>
          </mrow>
        </mfrac>
      </mrow>
    </mrow>
    <annotation encoding="StarMath 5.0">I_3 = {380V} over {(0-(150 cdot 10^-6 F)j)}</annotation>
  </semantics>
</math>
</file>

<file path=Object 69/content.xml><?xml version="1.0" encoding="utf-8"?>
<math xmlns="http://www.w3.org/1998/Math/MathML">
  <semantics>
    <mrow>
      <mrow>
        <msub>
          <mi>I</mi>
          <mn>3</mn>
        </msub>
        <mo stretchy="false">=</mo>
        <mn>17.90707</mn>
      </mrow>
      <mn>..</mn>
      <mrow>
        <mi>A</mi>
        <mo stretchy="false">≈</mo>
        <mn>17.9A</mn>
      </mrow>
      <mi>,</mi>
      <mrow>
        <mi mathvariant="italic">kulma</mi>
        <mo stretchy="false">−</mo>
        <msup>
          <mn>90.0</mn>
          <mi>o</mi>
        </msup>
      </mrow>
    </mrow>
    <annotation encoding="StarMath 5.0">I_3 = 17.90707..A approx 17.9A, kulma -90.0^o</annotation>
  </semantics>
</math>
</file>

<file path=Object 7/content.xml><?xml version="1.0" encoding="utf-8"?>
<math xmlns="http://www.w3.org/1998/Math/MathML">
  <semantics>
    <mrow>
      <mrow>
        <msub>
          <mi>Z</mi>
          <mi>C</mi>
        </msub>
        <mo stretchy="false">=</mo>
        <mrow>
          <mo stretchy="false">(</mo>
          <mrow>
            <mrow>
              <mn>1</mn>
              <mo stretchy="false">−</mo>
              <mn>0.75j</mn>
            </mrow>
          </mrow>
          <mo stretchy="false">)</mo>
        </mrow>
      </mrow>
      <mo stretchy="false">Ω</mo>
    </mrow>
    <annotation encoding="StarMath 5.0">Z_C = (1-0.75j)%OMEGA</annotation>
  </semantics>
</math>
</file>

<file path=Object 70/content.xml><?xml version="1.0" encoding="utf-8"?>
<math xmlns="http://www.w3.org/1998/Math/MathML">
  <semantics>
    <mrow>
      <mrow>
        <msub>
          <mi>I</mi>
          <mn>3</mn>
        </msub>
        <mo stretchy="false">=</mo>
        <mfrac>
          <mrow>
            <mn>380V</mn>
          </mrow>
          <mrow>
            <mrow>
              <mo stretchy="false">(</mo>
              <mrow>
                <mrow>
                  <mn>0</mn>
                  <mo stretchy="false">−</mo>
                  <mrow>
                    <mo stretchy="false">(</mo>
                    <mrow>
                      <mrow>
                        <mn>150</mn>
                        <mo stretchy="false">⋅</mo>
                        <msup>
                          <mn>10</mn>
                          <mrow>
                            <mo stretchy="false">−</mo>
                            <mn>6</mn>
                          </mrow>
                        </msup>
                      </mrow>
                      <mi>F</mi>
                    </mrow>
                    <mo stretchy="false">)</mo>
                  </mrow>
                </mrow>
                <mi>j</mi>
              </mrow>
              <mo stretchy="false">)</mo>
            </mrow>
          </mrow>
        </mfrac>
      </mrow>
    </mrow>
    <annotation encoding="StarMath 5.0">I_3 = {380V} over {(0-(150 cdot 10^-6 F)j)}</annotation>
  </semantics>
</math>
</file>

<file path=Object 71/content.xml><?xml version="1.0" encoding="utf-8"?>
<math xmlns="http://www.w3.org/1998/Math/MathML">
  <semantics>
    <mrow>
      <mrow>
        <msub>
          <mi>I</mi>
          <mi mathvariant="italic">koko</mi>
        </msub>
        <mo stretchy="false">=</mo>
        <mfrac>
          <mrow>
            <mi>U</mi>
          </mrow>
          <mrow>
            <mi>Z</mi>
          </mrow>
        </mfrac>
      </mrow>
    </mrow>
    <annotation encoding="StarMath 5.0">I_koko = {U} over {Z} </annotation>
  </semantics>
</math>
</file>

<file path=Object 72/content.xml><?xml version="1.0" encoding="utf-8"?>
<math xmlns="http://www.w3.org/1998/Math/MathML">
  <semantics>
    <mrow>
      <mrow>
        <msub>
          <mi>R</mi>
          <mn>1</mn>
        </msub>
        <mo stretchy="false">=</mo>
        <mn>20</mn>
      </mrow>
      <mo stretchy="false">Ω</mo>
    </mrow>
    <annotation encoding="StarMath 5.0">R_1 = 20%OMEGA</annotation>
  </semantics>
</math>
</file>

<file path=Object 73/content.xml><?xml version="1.0" encoding="utf-8"?>
<math xmlns="http://www.w3.org/1998/Math/MathML">
  <semantics>
    <mrow>
      <mrow>
        <mi>L</mi>
        <mo stretchy="false">=</mo>
        <mn>0.15H</mn>
      </mrow>
    </mrow>
    <annotation encoding="StarMath 5.0">L = 0.15H</annotation>
  </semantics>
</math>
</file>

<file path=Object 74/content.xml><?xml version="1.0" encoding="utf-8"?>
<math xmlns="http://www.w3.org/1998/Math/MathML">
  <semantics>
    <mrow>
      <mrow>
        <mi>C</mi>
        <mo stretchy="false">=</mo>
        <mrow>
          <mn>100</mn>
          <mo stretchy="false">⋅</mo>
          <msup>
            <mn>10</mn>
            <mrow>
              <mo stretchy="false">−</mo>
              <mn>6</mn>
            </mrow>
          </msup>
        </mrow>
      </mrow>
      <mi>F</mi>
    </mrow>
    <annotation encoding="StarMath 5.0">C = 100 cdot 10^-6 F</annotation>
  </semantics>
</math>
</file>

<file path=Object 75/content.xml><?xml version="1.0" encoding="utf-8"?>
<math xmlns="http://www.w3.org/1998/Math/MathML">
  <semantics>
    <mrow>
      <mrow>
        <mi>U</mi>
        <mo stretchy="false">=</mo>
        <mn>70</mn>
      </mrow>
      <mi>V</mi>
    </mrow>
    <annotation encoding="StarMath 5.0">U = 70 V</annotation>
  </semantics>
</math>
</file>

<file path=Object 76/content.xml><?xml version="1.0" encoding="utf-8"?>
<math xmlns="http://www.w3.org/1998/Math/MathML">
  <semantics>
    <mrow>
      <mrow>
        <msub>
          <mi>R</mi>
          <mn>2</mn>
        </msub>
        <mo stretchy="false">=</mo>
        <mn>10</mn>
      </mrow>
      <mo stretchy="false">Ω</mo>
    </mrow>
    <annotation encoding="StarMath 5.0">R_2 = 10%OMEGA</annotation>
  </semantics>
</math>
</file>

<file path=Object 77/content.xml><?xml version="1.0" encoding="utf-8"?>
<math xmlns="http://www.w3.org/1998/Math/MathML">
  <semantics>
    <mrow>
      <mrow>
        <mi>f</mi>
        <mo stretchy="false">=</mo>
        <mn>50Hz</mn>
      </mrow>
    </mrow>
    <annotation encoding="StarMath 5.0">f = 50Hz</annotation>
  </semantics>
</math>
</file>

<file path=Object 78/content.xml><?xml version="1.0" encoding="utf-8"?>
<math xmlns="http://www.w3.org/1998/Math/MathML">
  <semantics>
    <mrow>
      <mrow>
        <msub>
          <mi>U</mi>
          <mi mathvariant="italic">genUlko</mi>
        </msub>
        <mo stretchy="false">=</mo>
        <mn>65.959</mn>
      </mrow>
      <mn>...</mn>
      <mi>A</mi>
      <mi>,</mi>
      <mrow>
        <mi mathvariant="italic">kulma</mi>
        <mo stretchy="false">−</mo>
        <mn>26.227</mn>
      </mrow>
      <mrow>
        <msup>
          <mn>...</mn>
          <mi>o</mi>
        </msup>
        <mo stretchy="false">≈</mo>
        <mn>66V</mn>
      </mrow>
      <mi>,</mi>
      <mrow>
        <mi mathvariant="italic">kulma</mi>
        <mo stretchy="false">−</mo>
        <msup>
          <mn>26.2</mn>
          <mi>o</mi>
        </msup>
      </mrow>
    </mrow>
    <annotation encoding="StarMath 5.0">U_genUlko = 65.959...A, kulma -26.227...^o approx 66V, kulma -26.2^o</annotation>
  </semantics>
</math>
</file>

<file path=Object 79/content.xml><?xml version="1.0" encoding="utf-8"?>
<math xmlns="http://www.w3.org/1998/Math/MathML">
  <semantics>
    <mrow>
      <mrow>
        <msub>
          <mi>Z</mi>
          <mi mathvariant="italic">koko</mi>
        </msub>
        <mo stretchy="false">=</mo>
        <msup>
          <mrow>
            <mo stretchy="false">(</mo>
            <mrow>
              <mrow>
                <mfrac>
                  <mrow>
                    <mn>1</mn>
                  </mrow>
                  <mrow>
                    <msub>
                      <mi>Z</mi>
                      <mi mathvariant="italic">R1</mi>
                    </msub>
                  </mrow>
                </mfrac>
                <mo stretchy="false">+</mo>
                <mfrac>
                  <mrow>
                    <mn>1</mn>
                  </mrow>
                  <mrow>
                    <msub>
                      <mi>Z</mi>
                      <mi mathvariant="italic">RLC</mi>
                    </msub>
                  </mrow>
                </mfrac>
              </mrow>
            </mrow>
            <mo stretchy="false">)</mo>
          </mrow>
          <mrow>
            <mo stretchy="false">−</mo>
            <mn>1</mn>
          </mrow>
        </msup>
      </mrow>
    </mrow>
    <annotation encoding="StarMath 5.0">Z_koko = ({1} over {Z_R1}+{1} over {Z_RLC}) ^-1</annotation>
  </semantics>
</math>
</file>

<file path=Object 8/content.xml><?xml version="1.0" encoding="utf-8"?>
<math xmlns="http://www.w3.org/1998/Math/MathML">
  <semantics>
    <mrow>
      <mrow>
        <mi>Z</mi>
        <mo stretchy="false">=</mo>
        <msup>
          <mrow>
            <mo stretchy="false">(</mo>
            <mrow>
              <mrow>
                <mfrac>
                  <mrow>
                    <mn>1</mn>
                  </mrow>
                  <mrow>
                    <msub>
                      <mi>Z</mi>
                      <mi>L</mi>
                    </msub>
                  </mrow>
                </mfrac>
                <mo stretchy="false">+</mo>
                <mfrac>
                  <mrow>
                    <mn>1</mn>
                  </mrow>
                  <mrow>
                    <msub>
                      <mi>Z</mi>
                      <mi>R</mi>
                    </msub>
                  </mrow>
                </mfrac>
              </mrow>
            </mrow>
            <mo stretchy="false">)</mo>
          </mrow>
          <mrow>
            <mo stretchy="false">−</mo>
            <mn>1</mn>
          </mrow>
        </msup>
      </mrow>
    </mrow>
    <annotation encoding="StarMath 5.0">Z = ({1} over {Z_L} + {1} over {Z_R})^-1</annotation>
  </semantics>
</math>
</file>

<file path=Object 80/content.xml><?xml version="1.0" encoding="utf-8"?>
<math xmlns="http://www.w3.org/1998/Math/MathML">
  <semantics>
    <mrow>
      <mrow>
        <msub>
          <mi>Z</mi>
          <mi mathvariant="italic">R1</mi>
        </msub>
        <mo stretchy="false">=</mo>
        <mn>20</mn>
      </mrow>
      <mo stretchy="false">Ω</mo>
      <mi>,</mi>
      <mi mathvariant="italic">kulma</mi>
      <msup>
        <mn>0</mn>
        <mi>o</mi>
      </msup>
    </mrow>
    <annotation encoding="StarMath 5.0">Z_R1 = 20%OMEGA, kulma 0^o</annotation>
  </semantics>
</math>
</file>

<file path=Object 81/content.xml><?xml version="1.0" encoding="utf-8"?>
<math xmlns="http://www.w3.org/1998/Math/MathML">
  <semantics>
    <mrow>
      <mrow>
        <msub>
          <mi>Z</mi>
          <mi mathvariant="italic">RLC</mi>
        </msub>
        <mo stretchy="false">=</mo>
        <mrow>
          <mo stretchy="false">(</mo>
          <mrow>
            <mrow>
              <msub>
                <mi>R</mi>
                <mn>2</mn>
              </msub>
              <mo stretchy="false">+</mo>
              <mrow>
                <mo stretchy="false">(</mo>
                <mrow>
                  <mrow>
                    <msub>
                      <mi>X</mi>
                      <mi>L</mi>
                    </msub>
                    <mo stretchy="false">−</mo>
                    <msub>
                      <mi>X</mi>
                      <mi>C</mi>
                    </msub>
                  </mrow>
                </mrow>
                <mo stretchy="false">)</mo>
              </mrow>
            </mrow>
            <mi>j</mi>
          </mrow>
          <mo stretchy="false">)</mo>
        </mrow>
      </mrow>
    </mrow>
    <annotation encoding="StarMath 5.0">Z_RLC = (R_2+(X_L-X_C)j)</annotation>
  </semantics>
</math>
</file>

<file path=Object 82/content.xml><?xml version="1.0" encoding="utf-8"?>
<math xmlns="http://www.w3.org/1998/Math/MathML">
  <semantics>
    <mrow>
      <mrow>
        <msub>
          <mi>Z</mi>
          <mi mathvariant="italic">RLC</mi>
        </msub>
        <mo stretchy="false">=</mo>
        <mrow>
          <mo stretchy="false">(</mo>
          <mrow>
            <mrow>
              <mn>10</mn>
              <mo stretchy="false">+</mo>
              <mrow>
                <mo stretchy="false">(</mo>
                <mrow>
                  <mrow>
                    <mrow>
                      <mrow>
                        <mrow>
                          <mn>2</mn>
                          <mo stretchy="false">⋅</mo>
                          <mo stretchy="false">π</mo>
                        </mrow>
                        <mo stretchy="false">⋅</mo>
                        <mn>50</mn>
                      </mrow>
                      <mo stretchy="false">⋅</mo>
                      <mn>0.15H</mn>
                    </mrow>
                    <mo stretchy="false">−</mo>
                    <mfrac>
                      <mrow>
                        <mn>1</mn>
                      </mrow>
                      <mrow>
                        <mrow>
                          <mrow>
                            <mrow>
                              <mrow>
                                <mn>2</mn>
                                <mo stretchy="false">⋅</mo>
                                <mo stretchy="false">π</mo>
                              </mrow>
                              <mo stretchy="false">⋅</mo>
                              <mn>50</mn>
                            </mrow>
                            <mo stretchy="false">⋅</mo>
                            <mn>100</mn>
                          </mrow>
                          <mo stretchy="false">⋅</mo>
                          <msup>
                            <mn>10</mn>
                            <mrow>
                              <mo stretchy="false">−</mo>
                              <mn>6</mn>
                            </mrow>
                          </msup>
                        </mrow>
                        <mi>F</mi>
                      </mrow>
                    </mfrac>
                  </mrow>
                </mrow>
                <mo stretchy="false">)</mo>
              </mrow>
            </mrow>
            <mi>j</mi>
          </mrow>
          <mo stretchy="false">)</mo>
        </mrow>
      </mrow>
    </mrow>
    <annotation encoding="StarMath 5.0">Z_RLC = (10+(2 cdot %pi cdot 50 cdot 0.15H-{1} over {2 cdot %pi cdot 50 cdot 100 cdot 10^-6 F} )j)</annotation>
  </semantics>
</math>
</file>

<file path=Object 83/content.xml><?xml version="1.0" encoding="utf-8"?>
<math xmlns="http://www.w3.org/1998/Math/MathML">
  <semantics>
    <mrow>
      <mrow>
        <msub>
          <mi>I</mi>
          <mi mathvariant="italic">RLC</mi>
        </msub>
        <mo stretchy="false">=</mo>
        <mn>3.8309</mn>
      </mrow>
      <mn>...</mn>
      <mi>A</mi>
      <mi>,</mi>
      <mrow>
        <mi mathvariant="italic">kulma</mi>
        <mo stretchy="false">−</mo>
        <mn>56.819</mn>
      </mrow>
      <msup>
        <mn>...</mn>
        <mi>o</mi>
      </msup>
    </mrow>
    <annotation encoding="StarMath 5.0">I_RLC = 3.8309...A, kulma -56.819...^o</annotation>
  </semantics>
</math>
</file>

<file path=Object 84/content.xml><?xml version="1.0" encoding="utf-8"?>
<math xmlns="http://www.w3.org/1998/Math/MathML">
  <semantics>
    <mrow>
      <mrow>
        <msub>
          <mi>I</mi>
          <mi mathvariant="italic">RLC</mi>
        </msub>
        <mo stretchy="false">=</mo>
        <mfrac>
          <mrow>
            <mi>U</mi>
          </mrow>
          <mrow>
            <msub>
              <mi>Z</mi>
              <mi mathvariant="italic">RLC</mi>
            </msub>
          </mrow>
        </mfrac>
      </mrow>
    </mrow>
    <annotation encoding="StarMath 5.0">I_RLC = {U} over {Z_RLC} </annotation>
  </semantics>
</math>
</file>

<file path=Object 85/content.xml><?xml version="1.0" encoding="utf-8"?>
<math xmlns="http://www.w3.org/1998/Math/MathML">
  <semantics>
    <mrow>
      <mrow>
        <msub>
          <mi>I</mi>
          <mi mathvariant="italic">RLC</mi>
        </msub>
        <mo stretchy="false">=</mo>
        <mfrac>
          <mrow>
            <mn>70V</mn>
          </mrow>
          <mrow>
            <mrow>
              <mo stretchy="false">(</mo>
              <mrow>
                <mrow>
                  <mn>10</mn>
                  <mo stretchy="false">+</mo>
                  <mn>15.292</mn>
                </mrow>
                <mn>...</mn>
                <mi>j</mi>
              </mrow>
              <mo stretchy="false">)</mo>
            </mrow>
            <mo stretchy="false">Ω</mo>
          </mrow>
        </mfrac>
      </mrow>
    </mrow>
    <annotation encoding="StarMath 5.0">I_RLC = {70V} over {(10+15.292...j)%OMEGA}</annotation>
  </semantics>
</math>
</file>

<file path=Object 86/content.xml><?xml version="1.0" encoding="utf-8"?>
<math xmlns="http://www.w3.org/1998/Math/MathML">
  <semantics>
    <mrow>
      <mrow>
        <msub>
          <mi>I</mi>
          <mi mathvariant="italic">koko</mi>
        </msub>
        <mo stretchy="false">=</mo>
        <mfrac>
          <mrow>
            <mi>U</mi>
          </mrow>
          <mrow>
            <msup>
              <mrow>
                <mo stretchy="false">(</mo>
                <mrow>
                  <mrow>
                    <mfrac>
                      <mrow>
                        <mn>1</mn>
                      </mrow>
                      <mrow>
                        <msub>
                          <mi>Z</mi>
                          <mi>R</mi>
                        </msub>
                      </mrow>
                    </mfrac>
                    <mo stretchy="false">+</mo>
                    <mfrac>
                      <mrow>
                        <mn>1</mn>
                      </mrow>
                      <mrow>
                        <msub>
                          <mi>Z</mi>
                          <mi mathvariant="italic">RLC</mi>
                        </msub>
                      </mrow>
                    </mfrac>
                  </mrow>
                </mrow>
                <mo stretchy="false">)</mo>
              </mrow>
              <mrow>
                <mo stretchy="false">−</mo>
                <mn>1</mn>
              </mrow>
            </msup>
          </mrow>
        </mfrac>
      </mrow>
    </mrow>
    <annotation encoding="StarMath 5.0">I_koko = {U} over {({1} over {Z_R} +{1} over {Z_RLC})^-1 } </annotation>
  </semantics>
</math>
</file>

<file path=Object 87/content.xml><?xml version="1.0" encoding="utf-8"?>
<math xmlns="http://www.w3.org/1998/Math/MathML">
  <semantics>
    <mrow>
      <mrow>
        <mrow>
          <msub>
            <mi>I</mi>
            <mi mathvariant="italic">koko</mi>
          </msub>
          <mo stretchy="false">=</mo>
          <mfrac>
            <mrow>
              <mn>70V</mn>
            </mrow>
            <mrow>
              <msup>
                <mrow>
                  <mo stretchy="false">(</mo>
                  <mrow>
                    <mrow>
                      <mfrac>
                        <mrow>
                          <mn>1</mn>
                        </mrow>
                        <mrow>
                          <mn>20</mn>
                          <mo stretchy="false">Ω</mo>
                        </mrow>
                      </mfrac>
                      <mo stretchy="false">+</mo>
                      <mfrac>
                        <mrow>
                          <mn>1</mn>
                        </mrow>
                        <mrow>
                          <mrow>
                            <mo stretchy="false">(</mo>
                            <mrow>
                              <mrow>
                                <mn>10</mn>
                                <mo stretchy="false">+</mo>
                                <mn>15.2929</mn>
                              </mrow>
                              <mn>...</mn>
                            </mrow>
                            <mo stretchy="false">)</mo>
                          </mrow>
                          <mo stretchy="false">Ω</mo>
                        </mrow>
                      </mfrac>
                    </mrow>
                  </mrow>
                  <mo stretchy="false">)</mo>
                </mrow>
                <mrow>
                  <mo stretchy="false">−</mo>
                  <mn>1</mn>
                </mrow>
              </msup>
            </mrow>
          </mfrac>
        </mrow>
        <mo stretchy="false">=</mo>
        <mn>6.4499</mn>
      </mrow>
      <mn>...</mn>
      <mi>A</mi>
      <mi>,</mi>
      <mrow>
        <mi mathvariant="italic">kulma</mi>
        <mo stretchy="false">−</mo>
        <mn>29.808</mn>
      </mrow>
      <mrow>
        <msup>
          <mn>...</mn>
          <mi>o</mi>
        </msup>
        <mo stretchy="false">≈</mo>
        <mn>6.45A</mn>
      </mrow>
      <mi>,</mi>
      <mrow>
        <mi mathvariant="italic">kulma</mi>
        <mo stretchy="false">−</mo>
        <msup>
          <mn>29.8</mn>
          <mi>o</mi>
        </msup>
      </mrow>
    </mrow>
    <annotation encoding="StarMath 5.0">I_koko = {70V} over {({1} over {20%OMEGA} +{1} over {(10+15.2929...)%OMEGA})^-1 } = 6.4499...A, kulma -29.808...^o approx 6.45A, kulma -29.8^o</annotation>
  </semantics>
</math>
</file>

<file path=Object 9/content.xml><?xml version="1.0" encoding="utf-8"?>
<math xmlns="http://www.w3.org/1998/Math/MathML">
  <semantics>
    <mrow>
      <mrow>
        <msub>
          <mi>Z</mi>
          <mi>R</mi>
        </msub>
        <mo stretchy="false">=</mo>
        <mn>10</mn>
      </mrow>
      <mo stretchy="false">Ω</mo>
    </mrow>
    <annotation encoding="StarMath 5.0">Z_R = 10%OMEGA</annotation>
  </semantics>
</math>
</file>